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map style:condition="cell-content-is-between(0,0.1)" style:apply-style-name="_31_" style:base-cell-address="Sheet1.B4"/>
      <style:map style:condition="cell-content-is-between(0.1,0.2)" style:apply-style-name="Untitled3" style:base-cell-address="Sheet1.B4"/>
      <style:map style:condition="cell-content-is-between(0.2,0.3)" style:apply-style-name="Untitled4" style:base-cell-address="Sheet1.B4"/>
      <style:map style:condition="cell-content-is-between(0.3,0.4)" style:apply-style-name="Untitled5" style:base-cell-address="Sheet1.B4"/>
      <style:map style:condition="cell-content-is-between(0.4,0.5)" style:apply-style-name="Untitled6" style:base-cell-address="Sheet1.B4"/>
      <style:map style:condition="cell-content-is-between(0.5,0.6)" style:apply-style-name="Untitled7" style:base-cell-address="Sheet1.B4"/>
      <style:map style:condition="cell-content-is-between(0.6,0.7)" style:apply-style-name="Untitled8" style:base-cell-address="Sheet1.B4"/>
      <style:map style:condition="cell-content-is-between(0.7,0.8)" style:apply-style-name="Untitled9" style:base-cell-address="Sheet1.B4"/>
      <style:map style:condition="cell-content-is-between(0.8,0.9)" style:apply-style-name="Untitled10" style:base-cell-address="Sheet1.B4"/>
      <style:map style:condition="cell-content-is-between(0.9,1)" style:apply-style-name="Untitled12" style:base-cell-address="Sheet1.B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string" calcext:value-type="string">
            <text:p>&lt;BOS&gt;</text:p>
          </table:table-cell>
          <table:table-cell table:style-name="ce1" office:value-type="string" calcext:value-type="string">
            <text:p>What 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your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&lt;EOS&gt;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IF(MOD([.A4]; 2) = 0;COS(1/10000^([.A4]/64)); SIN(1/10000^([.A4]/64)))" office:value-type="float" office:value="0.761720408471602" calcext:value-type="float">
            <text:p>0.761720408471602</text:p>
          </table:table-cell>
          <table:table-cell table:style-name="ce2" table:formula="of:=IF(MOD([.A4]; 2) = 0;COS(2/10000^([.A4]/64)); SIN(2/10000^([.A4]/64)))" office:value-type="float" office:value="0.987046251348495" calcext:value-type="float">
            <text:p>0.987046251348495</text:p>
          </table:table-cell>
          <table:table-cell table:style-name="ce2" table:formula="of:=IF(MOD([.A4]; 2) = 0;COS(3/10000^([.A4]/64)); SIN(3/10000^([.A4]/64)))" office:value-type="float" office:value="0.517305716423722" calcext:value-type="float">
            <text:p>0.517305716423722</text:p>
          </table:table-cell>
          <table:table-cell table:style-name="ce2" table:formula="of:=IF(MOD([.A4]; 2) = 0;COS(4/10000^([.A4]/64)); SIN(4/10000^([.A4]/64)))" office:value-type="float" office:value="-0.316715428492226" calcext:value-type="float">
            <text:p>-0.316715428492226</text:p>
          </table:table-cell>
          <table:table-cell table:style-name="ce2" table:formula="of:=IF(MOD([.A4]; 2) = 0;COS(5/10000^([.A4]/64)); SIN(5/10000^([.A4]/64)))" office:value-type="float" office:value="-0.927709288338965" calcext:value-type="float">
            <text:p>-0.927709288338965</text:p>
          </table:table-cell>
          <table:table-cell table:style-name="ce2" table:formula="of:=IF(MOD([.A4]; 2) = 0;COS(6/10000^([.A4]/64)); SIN(6/10000^([.A4]/64)))" office:value-type="float" office:value="-0.885421162850389" calcext:value-type="float">
            <text:p>-0.885421162850389</text:p>
          </table:table-cell>
          <table:table-cell table:style-name="ce2" table:formula="of:=IF(MOD([.A4]; 2) = 0;COS(7/10000^([.A4]/64)); SIN(7/10000^([.A4]/64)))" office:value-type="float" office:value="-0.219629853341239" calcext:value-type="float">
            <text:p>-0.219629853341239</text:p>
          </table:table-cell>
          <table:table-cell table:style-name="ce2" table:formula="of:=IF(MOD([.A4]; 2) = 0;COS(8/10000^([.A4]/64)); SIN(8/10000^([.A4]/64)))" office:value-type="float" office:value="0.600822219440603" calcext:value-type="float">
            <text:p>0.60082221944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IF(MOD([.A5]; 2) = 0;COS(1/10000^([.A5]/64)); SIN(1/10000^([.A5]/64)))" office:value-type="float" office:value="0.731760975798725" calcext:value-type="float">
            <text:p>0.731760975798725</text:p>
          </table:table-cell>
          <table:table-cell table:style-name="ce2" table:formula="of:=IF(MOD([.A5]; 2) = 0;COS(2/10000^([.A5]/64)); SIN(2/10000^([.A5]/64)))" office:value-type="float" office:value="0.0709482514038036" calcext:value-type="float">
            <text:p>0.0709482514038036</text:p>
          </table:table-cell>
          <table:table-cell table:style-name="ce2" table:formula="of:=IF(MOD([.A5]; 2) = 0;COS(3/10000^([.A5]/64)); SIN(3/10000^([.A5]/64)))" office:value-type="float" office:value="-0.627926652441803" calcext:value-type="float">
            <text:p>-0.627926652441803</text:p>
          </table:table-cell>
          <table:table-cell table:style-name="ce2" table:formula="of:=IF(MOD([.A5]; 2) = 0;COS(4/10000^([.A5]/64)); SIN(4/10000^([.A5]/64)))" office:value-type="float" office:value="-0.989932691245485" calcext:value-type="float">
            <text:p>-0.989932691245485</text:p>
          </table:table-cell>
          <table:table-cell table:style-name="ce2" table:formula="of:=IF(MOD([.A5]; 2) = 0;COS(5/10000^([.A5]/64)); SIN(5/10000^([.A5]/64)))" office:value-type="float" office:value="-0.820861571799905" calcext:value-type="float">
            <text:p>-0.820861571799905</text:p>
          </table:table-cell>
          <table:table-cell table:style-name="ce2" table:formula="of:=IF(MOD([.A5]; 2) = 0;COS(6/10000^([.A5]/64)); SIN(6/10000^([.A5]/64)))" office:value-type="float" office:value="-0.211416238306461" calcext:value-type="float">
            <text:p>-0.211416238306461</text:p>
          </table:table-cell>
          <table:table-cell table:style-name="ce2" table:formula="of:=IF(MOD([.A5]; 2) = 0;COS(7/10000^([.A5]/64)); SIN(7/10000^([.A5]/64)))" office:value-type="float" office:value="0.511449266114242" calcext:value-type="float">
            <text:p>0.511449266114242</text:p>
          </table:table-cell>
          <table:table-cell table:style-name="ce2" table:formula="of:=IF(MOD([.A5]; 2) = 0;COS(8/10000^([.A5]/64)); SIN(8/10000^([.A5]/64)))" office:value-type="float" office:value="0.959933466393059" calcext:value-type="float">
            <text:p>0.959933466393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MOD([.A6]; 2) = 0;COS(1/10000^([.A6]/64)); SIN(1/10000^([.A6]/64)))" office:value-type="float" office:value="0.604694016978263" calcext:value-type="float">
            <text:p>0.604694016978263</text:p>
          </table:table-cell>
          <table:table-cell table:style-name="ce2" table:formula="of:=IF(MOD([.A6]; 2) = 0;COS(2/10000^([.A6]/64)); SIN(2/10000^([.A6]/64)))" office:value-type="float" office:value="0.963226622953768" calcext:value-type="float">
            <text:p>0.963226622953768</text:p>
          </table:table-cell>
          <table:table-cell table:style-name="ce2" table:formula="of:=IF(MOD([.A6]; 2) = 0;COS(3/10000^([.A6]/64)); SIN(3/10000^([.A6]/64)))" office:value-type="float" office:value="0.92964484055383" calcext:value-type="float">
            <text:p>0.92964484055383</text:p>
          </table:table-cell>
          <table:table-cell table:style-name="ce2" table:formula="of:=IF(MOD([.A6]; 2) = 0;COS(4/10000^([.A6]/64)); SIN(4/10000^([.A6]/64)))" office:value-type="float" office:value="0.517619284514915" calcext:value-type="float">
            <text:p>0.517619284514915</text:p>
          </table:table-cell>
          <table:table-cell table:style-name="ce2" table:formula="of:=IF(MOD([.A6]; 2) = 0;COS(5/10000^([.A6]/64)); SIN(5/10000^([.A6]/64)))" office:value-type="float" office:value="-0.105120930278445" calcext:value-type="float">
            <text:p>-0.105120930278445</text:p>
          </table:table-cell>
          <table:table-cell table:style-name="ce2" table:formula="of:=IF(MOD([.A6]; 2) = 0;COS(6/10000^([.A6]/64)); SIN(6/10000^([.A6]/64)))" office:value-type="float" office:value="-0.68506806990203" calcext:value-type="float">
            <text:p>-0.68506806990203</text:p>
          </table:table-cell>
          <table:table-cell table:style-name="ce2" table:formula="of:=IF(MOD([.A6]; 2) = 0;COS(7/10000^([.A6]/64)); SIN(7/10000^([.A6]/64)))" office:value-type="float" office:value="-0.986134787386293" calcext:value-type="float">
            <text:p>-0.986134787386293</text:p>
          </table:table-cell>
          <table:table-cell table:style-name="ce2" table:formula="of:=IF(MOD([.A6]; 2) = 0;COS(8/10000^([.A6]/64)); SIN(8/10000^([.A6]/64)))" office:value-type="float" office:value="-0.88576156353467" calcext:value-type="float">
            <text:p>-0.88576156353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MOD([.A7]; 2) = 0;COS(1/10000^([.A7]/64)); SIN(1/10000^([.A7]/64)))" office:value-type="float" office:value="0.846009110281708" calcext:value-type="float">
            <text:p>0.846009110281708</text:p>
          </table:table-cell>
          <table:table-cell table:style-name="ce2" table:formula="of:=IF(MOD([.A7]; 2) = 0;COS(2/10000^([.A7]/64)); SIN(2/10000^([.A7]/64)))" office:value-type="float" office:value="0.431462829359294" calcext:value-type="float">
            <text:p>0.431462829359294</text:p>
          </table:table-cell>
          <table:table-cell table:style-name="ce2" table:formula="of:=IF(MOD([.A7]; 2) = 0;COS(3/10000^([.A7]/64)); SIN(3/10000^([.A7]/64)))" office:value-type="float" office:value="-0.115966141509938" calcext:value-type="float">
            <text:p>-0.115966141509938</text:p>
          </table:table-cell>
          <table:table-cell table:style-name="ce2" table:formula="of:=IF(MOD([.A7]; 2) = 0;COS(4/10000^([.A7]/64)); SIN(4/10000^([.A7]/64)))" office:value-type="float" office:value="-0.627679653762545" calcext:value-type="float">
            <text:p>-0.627679653762545</text:p>
          </table:table-cell>
          <table:table-cell table:style-name="ce2" table:formula="of:=IF(MOD([.A7]; 2) = 0;COS(5/10000^([.A7]/64)); SIN(5/10000^([.A7]/64)))" office:value-type="float" office:value="-0.946079269333225" calcext:value-type="float">
            <text:p>-0.946079269333225</text:p>
          </table:table-cell>
          <table:table-cell table:style-name="ce2" table:formula="of:=IF(MOD([.A7]; 2) = 0;COS(6/10000^([.A7]/64)); SIN(6/10000^([.A7]/64)))" office:value-type="float" office:value="-0.973103708046594" calcext:value-type="float">
            <text:p>-0.973103708046594</text:p>
          </table:table-cell>
          <table:table-cell table:style-name="ce2" table:formula="of:=IF(MOD([.A7]; 2) = 0;COS(7/10000^([.A7]/64)); SIN(7/10000^([.A7]/64)))" office:value-type="float" office:value="-0.700429935179435" calcext:value-type="float">
            <text:p>-0.700429935179435</text:p>
          </table:table-cell>
          <table:table-cell table:style-name="ce2" table:formula="of:=IF(MOD([.A7]; 2) = 0;COS(8/10000^([.A7]/64)); SIN(8/10000^([.A7]/64)))" office:value-type="float" office:value="-0.212036504505062" calcext:value-type="float">
            <text:p>-0.212036504505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MOD([.A8]; 2) = 0;COS(1/10000^([.A8]/64)); SIN(1/10000^([.A8]/64)))" office:value-type="float" office:value="0.467948076169433" calcext:value-type="float">
            <text:p>0.467948076169433</text:p>
          </table:table-cell>
          <table:table-cell table:style-name="ce2" table:formula="of:=IF(MOD([.A8]; 2) = 0;COS(2/10000^([.A8]/64)); SIN(2/10000^([.A8]/64)))" office:value-type="float" office:value="0.827103803192069" calcext:value-type="float">
            <text:p>0.827103803192069</text:p>
          </table:table-cell>
          <table:table-cell table:style-name="ce2" table:formula="of:=IF(MOD([.A8]; 2) = 0;COS(3/10000^([.A8]/64)); SIN(3/10000^([.A8]/64)))" office:value-type="float" office:value="0.993967756148443" calcext:value-type="float">
            <text:p>0.993967756148443</text:p>
          </table:table-cell>
          <table:table-cell table:style-name="ce2" table:formula="of:=IF(MOD([.A8]; 2) = 0;COS(4/10000^([.A8]/64)); SIN(4/10000^([.A8]/64)))" office:value-type="float" office:value="0.929746055216146" calcext:value-type="float">
            <text:p>0.929746055216146</text:p>
          </table:table-cell>
          <table:table-cell table:style-name="ce2" table:formula="of:=IF(MOD([.A8]; 2) = 0;COS(5/10000^([.A8]/64)); SIN(5/10000^([.A8]/64)))" office:value-type="float" office:value="0.649369480253962" calcext:value-type="float">
            <text:p>0.649369480253962</text:p>
          </table:table-cell>
          <table:table-cell table:style-name="ce2" table:formula="of:=IF(MOD([.A8]; 2) = 0;COS(6/10000^([.A8]/64)); SIN(6/10000^([.A8]/64)))" office:value-type="float" office:value="0.21802224247943" calcext:value-type="float">
            <text:p>0.21802224247943</text:p>
          </table:table-cell>
          <table:table-cell table:style-name="ce2" table:formula="of:=IF(MOD([.A8]; 2) = 0;COS(7/10000^([.A8]/64)); SIN(7/10000^([.A8]/64)))" office:value-type="float" office:value="-0.264012567556862" calcext:value-type="float">
            <text:p>-0.264012567556862</text:p>
          </table:table-cell>
          <table:table-cell table:style-name="ce2" table:formula="of:=IF(MOD([.A8]; 2) = 0;COS(8/10000^([.A8]/64)); SIN(8/10000^([.A8]/64)))" office:value-type="float" office:value="-0.684667603016651" calcext:value-type="float">
            <text:p>-0.684667603016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MOD([.A9]; 2) = 0;COS(1/10000^([.A9]/64)); SIN(1/10000^([.A9]/64)))" office:value-type="float" office:value="0.912395859646256" calcext:value-type="float">
            <text:p>0.912395859646256</text:p>
          </table:table-cell>
          <table:table-cell table:style-name="ce2" table:formula="of:=IF(MOD([.A9]; 2) = 0;COS(2/10000^([.A9]/64)); SIN(2/10000^([.A9]/64)))" office:value-type="float" office:value="0.664932409399261" calcext:value-type="float">
            <text:p>0.664932409399261</text:p>
          </table:table-cell>
          <table:table-cell table:style-name="ce2" table:formula="of:=IF(MOD([.A9]; 2) = 0;COS(3/10000^([.A9]/64)); SIN(3/10000^([.A9]/64)))" office:value-type="float" office:value="0.300967294914735" calcext:value-type="float">
            <text:p>0.300967294914735</text:p>
          </table:table-cell>
          <table:table-cell table:style-name="ce2" table:formula="of:=IF(MOD([.A9]; 2) = 0;COS(4/10000^([.A9]/64)); SIN(4/10000^([.A9]/64)))" office:value-type="float" office:value="-0.115729781860986" calcext:value-type="float">
            <text:p>-0.115729781860986</text:p>
          </table:table-cell>
          <table:table-cell table:style-name="ce2" table:formula="of:=IF(MOD([.A9]; 2) = 0;COS(5/10000^([.A9]/64)); SIN(5/10000^([.A9]/64)))" office:value-type="float" office:value="-0.512150042530191" calcext:value-type="float">
            <text:p>-0.512150042530191</text:p>
          </table:table-cell>
          <table:table-cell table:style-name="ce2" table:formula="of:=IF(MOD([.A9]; 2) = 0;COS(6/10000^([.A9]/64)); SIN(6/10000^([.A9]/64)))" office:value-type="float" office:value="-0.818837374783414" calcext:value-type="float">
            <text:p>-0.818837374783414</text:p>
          </table:table-cell>
          <table:table-cell table:style-name="ce2" table:formula="of:=IF(MOD([.A9]; 2) = 0;COS(7/10000^([.A9]/64)); SIN(7/10000^([.A9]/64)))" office:value-type="float" office:value="-0.982057618421803" calcext:value-type="float">
            <text:p>-0.982057618421803</text:p>
          </table:table-cell>
          <table:table-cell table:style-name="ce2" table:formula="of:=IF(MOD([.A9]; 2) = 0;COS(8/10000^([.A9]/64)); SIN(8/10000^([.A9]/64)))" office:value-type="float" office:value="-0.973213235180817" calcext:value-type="float">
            <text:p>-0.9732132351808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MOD([.A10]; 2) = 0;COS(1/10000^([.A10]/64)); SIN(1/10000^([.A10]/64)))" office:value-type="float" office:value="0.357111945470895" calcext:value-type="float">
            <text:p>0.357111945470895</text:p>
          </table:table-cell>
          <table:table-cell table:style-name="ce2" table:formula="of:=IF(MOD([.A10]; 2) = 0;COS(2/10000^([.A10]/64)); SIN(2/10000^([.A10]/64)))" office:value-type="float" office:value="0.667129104905188" calcext:value-type="float">
            <text:p>0.667129104905188</text:p>
          </table:table-cell>
          <table:table-cell table:style-name="ce2" table:formula="of:=IF(MOD([.A10]; 2) = 0;COS(3/10000^([.A10]/64)); SIN(3/10000^([.A10]/64)))" office:value-type="float" office:value="0.88916740266105" calcext:value-type="float">
            <text:p>0.88916740266105</text:p>
          </table:table-cell>
          <table:table-cell table:style-name="ce2" table:formula="of:=IF(MOD([.A10]; 2) = 0;COS(4/10000^([.A10]/64)); SIN(4/10000^([.A10]/64)))" office:value-type="float" office:value="0.993945135179238" calcext:value-type="float">
            <text:p>0.993945135179238</text:p>
          </table:table-cell>
          <table:table-cell table:style-name="ce2" table:formula="of:=IF(MOD([.A10]; 2) = 0;COS(5/10000^([.A10]/64)); SIN(5/10000^([.A10]/64)))" office:value-type="float" office:value="0.967644548791954" calcext:value-type="float">
            <text:p>0.967644548791954</text:p>
          </table:table-cell>
          <table:table-cell table:style-name="ce2" table:formula="of:=IF(MOD([.A10]; 2) = 0;COS(6/10000^([.A10]/64)); SIN(6/10000^([.A10]/64)))" office:value-type="float" office:value="0.813734081069702" calcext:value-type="float">
            <text:p>0.813734081069702</text:p>
          </table:table-cell>
          <table:table-cell table:style-name="ce2" table:formula="of:=IF(MOD([.A10]; 2) = 0;COS(7/10000^([.A10]/64)); SIN(7/10000^([.A10]/64)))" office:value-type="float" office:value="0.552510954320781" calcext:value-type="float">
            <text:p>0.552510954320781</text:p>
          </table:table-cell>
          <table:table-cell table:style-name="ce2" table:formula="of:=IF(MOD([.A10]; 2) = 0;COS(8/10000^([.A10]/64)); SIN(8/10000^([.A10]/64)))" office:value-type="float" office:value="0.218424442555981" calcext:value-type="float">
            <text:p>0.2184244425559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MOD([.A11]; 2) = 0;COS(1/10000^([.A11]/64)); SIN(1/10000^([.A11]/64)))" office:value-type="float" office:value="0.950415280255183" calcext:value-type="float">
            <text:p>0.950415280255183</text:p>
          </table:table-cell>
          <table:table-cell table:style-name="ce2" table:formula="of:=IF(MOD([.A11]; 2) = 0;COS(2/10000^([.A11]/64)); SIN(2/10000^([.A11]/64)))" office:value-type="float" office:value="0.806578409885076" calcext:value-type="float">
            <text:p>0.806578409885076</text:p>
          </table:table-cell>
          <table:table-cell table:style-name="ce2" table:formula="of:=IF(MOD([.A11]; 2) = 0;COS(3/10000^([.A11]/64)); SIN(3/10000^([.A11]/64)))" office:value-type="float" office:value="0.582753610702225" calcext:value-type="float">
            <text:p>0.582753610702225</text:p>
          </table:table-cell>
          <table:table-cell table:style-name="ce2" table:formula="of:=IF(MOD([.A11]; 2) = 0;COS(4/10000^([.A11]/64)); SIN(4/10000^([.A11]/64)))" office:value-type="float" office:value="0.301137462585474" calcext:value-type="float">
            <text:p>0.301137462585474</text:p>
          </table:table-cell>
          <table:table-cell table:style-name="ce2" table:formula="of:=IF(MOD([.A11]; 2) = 0;COS(5/10000^([.A11]/64)); SIN(5/10000^([.A11]/64)))" office:value-type="float" office:value="-0.010342318905209" calcext:value-type="float">
            <text:p>-0.010342318905209</text:p>
          </table:table-cell>
          <table:table-cell table:style-name="ce2" table:formula="of:=IF(MOD([.A11]; 2) = 0;COS(6/10000^([.A11]/64)); SIN(6/10000^([.A11]/64)))" office:value-type="float" office:value="-0.32079645842704" calcext:value-type="float">
            <text:p>-0.32079645842704</text:p>
          </table:table-cell>
          <table:table-cell table:style-name="ce2" table:formula="of:=IF(MOD([.A11]; 2) = 0;COS(7/10000^([.A11]/64)); SIN(7/10000^([.A11]/64)))" office:value-type="float" office:value="-0.599437392976401" calcext:value-type="float">
            <text:p>-0.599437392976401</text:p>
          </table:table-cell>
          <table:table-cell table:style-name="ce2" table:formula="of:=IF(MOD([.A11]; 2) = 0;COS(8/10000^([.A11]/64)); SIN(8/10000^([.A11]/64)))" office:value-type="float" office:value="-0.818632457255165" calcext:value-type="float">
            <text:p>-0.818632457255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MOD([.A12]; 2) = 0;COS(1/10000^([.A12]/64)); SIN(1/10000^([.A12]/64)))" office:value-type="float" office:value="0.270432231548231" calcext:value-type="float">
            <text:p>0.270432231548231</text:p>
          </table:table-cell>
          <table:table-cell table:style-name="ce2" table:formula="of:=IF(MOD([.A12]; 2) = 0;COS(2/10000^([.A12]/64)); SIN(2/10000^([.A12]/64)))" office:value-type="float" office:value="0.520711319645687" calcext:value-type="float">
            <text:p>0.520711319645687</text:p>
          </table:table-cell>
          <table:table-cell table:style-name="ce2" table:formula="of:=IF(MOD([.A12]; 2) = 0;COS(3/10000^([.A12]/64)); SIN(3/10000^([.A12]/64)))" office:value-type="float" office:value="0.732185972853175" calcext:value-type="float">
            <text:p>0.732185972853175</text:p>
          </table:table-cell>
          <table:table-cell table:style-name="ce2" table:formula="of:=IF(MOD([.A12]; 2) = 0;COS(4/10000^([.A12]/64)); SIN(4/10000^([.A12]/64)))" office:value-type="float" office:value="0.88909668277965" calcext:value-type="float">
            <text:p>0.88909668277965</text:p>
          </table:table-cell>
          <table:table-cell table:style-name="ce2" table:formula="of:=IF(MOD([.A12]; 2) = 0;COS(5/10000^([.A12]/64)); SIN(5/10000^([.A12]/64)))" office:value-type="float" office:value="0.979750153740617" calcext:value-type="float">
            <text:p>0.979750153740617</text:p>
          </table:table-cell>
          <table:table-cell table:style-name="ce2" table:formula="of:=IF(MOD([.A12]; 2) = 0;COS(6/10000^([.A12]/64)); SIN(6/10000^([.A12]/64)))" office:value-type="float" office:value="0.997390710223111" calcext:value-type="float">
            <text:p>0.997390710223111</text:p>
          </table:table-cell>
          <table:table-cell table:style-name="ce2" table:formula="of:=IF(MOD([.A12]; 2) = 0;COS(7/10000^([.A12]/64)); SIN(7/10000^([.A12]/64)))" office:value-type="float" office:value="0.940703743153694" calcext:value-type="float">
            <text:p>0.940703743153694</text:p>
          </table:table-cell>
          <table:table-cell table:style-name="ce2" table:formula="of:=IF(MOD([.A12]; 2) = 0;COS(8/10000^([.A12]/64)); SIN(8/10000^([.A12]/64)))" office:value-type="float" office:value="0.813913677160299" calcext:value-type="float">
            <text:p>0.813913677160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MOD([.A13]; 2) = 0;COS(1/10000^([.A13]/64)); SIN(1/10000^([.A13]/64)))" office:value-type="float" office:value="0.972014448574266" calcext:value-type="float">
            <text:p>0.972014448574266</text:p>
          </table:table-cell>
          <table:table-cell table:style-name="ce2" table:formula="of:=IF(MOD([.A13]; 2) = 0;COS(2/10000^([.A13]/64)); SIN(2/10000^([.A13]/64)))" office:value-type="float" office:value="0.889624176474268" calcext:value-type="float">
            <text:p>0.889624176474268</text:p>
          </table:table-cell>
          <table:table-cell table:style-name="ce2" table:formula="of:=IF(MOD([.A13]; 2) = 0;COS(3/10000^([.A13]/64)); SIN(3/10000^([.A13]/64)))" office:value-type="float" office:value="0.757440658093676" calcext:value-type="float">
            <text:p>0.757440658093676</text:p>
          </table:table-cell>
          <table:table-cell table:style-name="ce2" table:formula="of:=IF(MOD([.A13]; 2) = 0;COS(4/10000^([.A13]/64)); SIN(4/10000^([.A13]/64)))" office:value-type="float" office:value="0.582862350735039" calcext:value-type="float">
            <text:p>0.582862350735039</text:p>
          </table:table-cell>
          <table:table-cell table:style-name="ce2" table:formula="of:=IF(MOD([.A13]; 2) = 0;COS(5/10000^([.A13]/64)); SIN(5/10000^([.A13]/64)))" office:value-type="float" office:value="0.375660594795163" calcext:value-type="float">
            <text:p>0.375660594795163</text:p>
          </table:table-cell>
          <table:table-cell table:style-name="ce2" table:formula="of:=IF(MOD([.A13]; 2) = 0;COS(6/10000^([.A13]/64)); SIN(6/10000^([.A13]/64)))" office:value-type="float" office:value="0.147432701066762" calcext:value-type="float">
            <text:p>0.147432701066762</text:p>
          </table:table-cell>
          <table:table-cell table:style-name="ce2" table:formula="of:=IF(MOD([.A13]; 2) = 0;COS(7/10000^([.A13]/64)); SIN(7/10000^([.A13]/64)))" office:value-type="float" office:value="-0.0890471635367153" calcext:value-type="float">
            <text:p>-0.0890471635367153</text:p>
          </table:table-cell>
          <table:table-cell table:style-name="ce2" table:formula="of:=IF(MOD([.A13]; 2) = 0;COS(8/10000^([.A13]/64)); SIN(8/10000^([.A13]/64)))" office:value-type="float" office:value="-0.320542960191248" calcext:value-type="float">
            <text:p>-0.320542960191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MOD([.A14]; 2) = 0;COS(1/10000^([.A14]/64)); SIN(1/10000^([.A14]/64)))" office:value-type="float" office:value="0.203912268837554" calcext:value-type="float">
            <text:p>0.203912268837554</text:p>
          </table:table-cell>
          <table:table-cell table:style-name="ce2" table:formula="of:=IF(MOD([.A14]; 2) = 0;COS(2/10000^([.A14]/64)); SIN(2/10000^([.A14]/64)))" office:value-type="float" office:value="0.399255803902943" calcext:value-type="float">
            <text:p>0.399255803902943</text:p>
          </table:table-cell>
          <table:table-cell table:style-name="ce2" table:formula="of:=IF(MOD([.A14]; 2) = 0;COS(3/10000^([.A14]/64)); SIN(3/10000^([.A14]/64)))" office:value-type="float" office:value="0.577821943914378" calcext:value-type="float">
            <text:p>0.577821943914378</text:p>
          </table:table-cell>
          <table:table-cell table:style-name="ce2" table:formula="of:=IF(MOD([.A14]; 2) = 0;COS(4/10000^([.A14]/64)); SIN(4/10000^([.A14]/64)))" office:value-type="float" office:value="0.732107041723977" calcext:value-type="float">
            <text:p>0.732107041723977</text:p>
          </table:table-cell>
          <table:table-cell table:style-name="ce2" table:formula="of:=IF(MOD([.A14]; 2) = 0;COS(5/10000^([.A14]/64)); SIN(5/10000^([.A14]/64)))" office:value-type="float" office:value="0.855627780091048" calcext:value-type="float">
            <text:p>0.855627780091048</text:p>
          </table:table-cell>
          <table:table-cell table:style-name="ce2" table:formula="of:=IF(MOD([.A14]; 2) = 0;COS(6/10000^([.A14]/64)); SIN(6/10000^([.A14]/64)))" office:value-type="float" office:value="0.943193611490217" calcext:value-type="float">
            <text:p>0.943193611490217</text:p>
          </table:table-cell>
          <table:table-cell table:style-name="ce2" table:formula="of:=IF(MOD([.A14]; 2) = 0;COS(7/10000^([.A14]/64)); SIN(7/10000^([.A14]/64)))" office:value-type="float" office:value="0.991124873579068" calcext:value-type="float">
            <text:p>0.991124873579068</text:p>
          </table:table-cell>
          <table:table-cell table:style-name="ce2" table:formula="of:=IF(MOD([.A14]; 2) = 0;COS(8/10000^([.A14]/64)); SIN(8/10000^([.A14]/64)))" office:value-type="float" office:value="0.99740741474944" calcext:value-type="float">
            <text:p>0.99740741474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MOD([.A15]; 2) = 0;COS(1/10000^([.A15]/64)); SIN(1/10000^([.A15]/64)))" office:value-type="float" office:value="0.984230234470095" calcext:value-type="float">
            <text:p>0.984230234470095</text:p>
          </table:table-cell>
          <table:table-cell table:style-name="ce2" table:formula="of:=IF(MOD([.A15]; 2) = 0;COS(2/10000^([.A15]/64)); SIN(2/10000^([.A15]/64)))" office:value-type="float" office:value="0.937418308890115" calcext:value-type="float">
            <text:p>0.937418308890115</text:p>
          </table:table-cell>
          <table:table-cell table:style-name="ce2" table:formula="of:=IF(MOD([.A15]; 2) = 0;COS(3/10000^([.A15]/64)); SIN(3/10000^([.A15]/64)))" office:value-type="float" office:value="0.86104064944086" calcext:value-type="float">
            <text:p>0.86104064944086</text:p>
          </table:table-cell>
          <table:table-cell table:style-name="ce2" table:formula="of:=IF(MOD([.A15]; 2) = 0;COS(4/10000^([.A15]/64)); SIN(4/10000^([.A15]/64)))" office:value-type="float" office:value="0.757506171684805" calcext:value-type="float">
            <text:p>0.757506171684805</text:p>
          </table:table-cell>
          <table:table-cell table:style-name="ce2" table:formula="of:=IF(MOD([.A15]; 2) = 0;COS(5/10000^([.A15]/64)); SIN(5/10000^([.A15]/64)))" office:value-type="float" office:value="0.630080304498899" calcext:value-type="float">
            <text:p>0.630080304498899</text:p>
          </table:table-cell>
          <table:table-cell table:style-name="ce2" table:formula="of:=IF(MOD([.A15]; 2) = 0;COS(6/10000^([.A15]/64)); SIN(6/10000^([.A15]/64)))" office:value-type="float" office:value="0.482781999979075" calcext:value-type="float">
            <text:p>0.482781999979075</text:p>
          </table:table-cell>
          <table:table-cell table:style-name="ce2" table:formula="of:=IF(MOD([.A15]; 2) = 0;COS(7/10000^([.A15]/64)); SIN(7/10000^([.A15]/64)))" office:value-type="float" office:value="0.320256977575794" calcext:value-type="float">
            <text:p>0.320256977575794</text:p>
          </table:table-cell>
          <table:table-cell table:style-name="ce2" table:formula="of:=IF(MOD([.A15]; 2) = 0;COS(8/10000^([.A15]/64)); SIN(8/10000^([.A15]/64)))" office:value-type="float" office:value="0.147631200281139" calcext:value-type="float">
            <text:p>0.147631200281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MOD([.A16]; 2) = 0;COS(1/10000^([.A16]/64)); SIN(1/10000^([.A16]/64)))" office:value-type="float" office:value="0.153384750290149" calcext:value-type="float">
            <text:p>0.153384750290149</text:p>
          </table:table-cell>
          <table:table-cell table:style-name="ce2" table:formula="of:=IF(MOD([.A16]; 2) = 0;COS(2/10000^([.A16]/64)); SIN(2/10000^([.A16]/64)))" office:value-type="float" office:value="0.303139357146089" calcext:value-type="float">
            <text:p>0.303139357146089</text:p>
          </table:table-cell>
          <table:table-cell table:style-name="ce2" table:formula="of:=IF(MOD([.A16]; 2) = 0;COS(3/10000^([.A16]/64)); SIN(3/10000^([.A16]/64)))" office:value-type="float" office:value="0.445719591419925" calcext:value-type="float">
            <text:p>0.445719591419925</text:p>
          </table:table-cell>
          <table:table-cell table:style-name="ce2" table:formula="of:=IF(MOD([.A16]; 2) = 0;COS(4/10000^([.A16]/64)); SIN(4/10000^([.A16]/64)))" office:value-type="float" office:value="0.577751019210517" calcext:value-type="float">
            <text:p>0.577751019210517</text:p>
          </table:table-cell>
          <table:table-cell table:style-name="ce2" table:formula="of:=IF(MOD([.A16]; 2) = 0;COS(5/10000^([.A16]/64)); SIN(5/10000^([.A16]/64)))" office:value-type="float" office:value="0.696108864294694" calcext:value-type="float">
            <text:p>0.696108864294694</text:p>
          </table:table-cell>
          <table:table-cell table:style-name="ce2" table:formula="of:=IF(MOD([.A16]; 2) = 0;COS(6/10000^([.A16]/64)); SIN(6/10000^([.A16]/64)))" office:value-type="float" office:value="0.797991961932112" calcext:value-type="float">
            <text:p>0.797991961932112</text:p>
          </table:table-cell>
          <table:table-cell table:style-name="ce2" table:formula="of:=IF(MOD([.A16]; 2) = 0;COS(7/10000^([.A16]/64)); SIN(7/10000^([.A16]/64)))" office:value-type="float" office:value="0.880989053785512" calcext:value-type="float">
            <text:p>0.880989053785512</text:p>
          </table:table-cell>
          <table:table-cell table:style-name="ce2" table:formula="of:=IF(MOD([.A16]; 2) = 0;COS(8/10000^([.A16]/64)); SIN(8/10000^([.A16]/64)))" office:value-type="float" office:value="0.943135854960338" calcext:value-type="float">
            <text:p>0.9431358549603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MOD([.A17]; 2) = 0;COS(1/10000^([.A17]/64)); SIN(1/10000^([.A17]/64)))" office:value-type="float" office:value="0.991121771298906" calcext:value-type="float">
            <text:p>0.991121771298906</text:p>
          </table:table-cell>
          <table:table-cell table:style-name="ce2" table:formula="of:=IF(MOD([.A17]; 2) = 0;COS(2/10000^([.A17]/64)); SIN(2/10000^([.A17]/64)))" office:value-type="float" office:value="0.964644731085363" calcext:value-type="float">
            <text:p>0.964644731085363</text:p>
          </table:table-cell>
          <table:table-cell table:style-name="ce2" table:formula="of:=IF(MOD([.A17]; 2) = 0;COS(3/10000^([.A17]/64)); SIN(3/10000^([.A17]/64)))" office:value-type="float" office:value="0.921039017796057" calcext:value-type="float">
            <text:p>0.921039017796057</text:p>
          </table:table-cell>
          <table:table-cell table:style-name="ce2" table:formula="of:=IF(MOD([.A17]; 2) = 0;COS(4/10000^([.A17]/64)); SIN(4/10000^([.A17]/64)))" office:value-type="float" office:value="0.861078914421504" calcext:value-type="float">
            <text:p>0.861078914421504</text:p>
          </table:table-cell>
          <table:table-cell table:style-name="ce2" table:formula="of:=IF(MOD([.A17]; 2) = 0;COS(5/10000^([.A17]/64)); SIN(5/10000^([.A17]/64)))" office:value-type="float" office:value="0.785829099983103" calcext:value-type="float">
            <text:p>0.785829099983103</text:p>
          </table:table-cell>
          <table:table-cell table:style-name="ce2" table:formula="of:=IF(MOD([.A17]; 2) = 0;COS(6/10000^([.A17]/64)); SIN(6/10000^([.A17]/64)))" office:value-type="float" office:value="0.696625744605453" calcext:value-type="float">
            <text:p>0.696625744605453</text:p>
          </table:table-cell>
          <table:table-cell table:style-name="ce2" table:formula="of:=IF(MOD([.A17]; 2) = 0;COS(7/10000^([.A17]/64)); SIN(7/10000^([.A17]/64)))" office:value-type="float" office:value="0.595052783868448" calcext:value-type="float">
            <text:p>0.595052783868448</text:p>
          </table:table-cell>
          <table:table-cell table:style-name="ce2" table:formula="of:=IF(MOD([.A17]; 2) = 0;COS(8/10000^([.A17]/64)); SIN(8/10000^([.A17]/64)))" office:value-type="float" office:value="0.482913793722631" calcext:value-type="float">
            <text:p>0.4829137937226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MOD([.A18]; 2) = 0;COS(1/10000^([.A18]/64)); SIN(1/10000^([.A18]/64)))" office:value-type="float" office:value="0.115221715120698" calcext:value-type="float">
            <text:p>0.115221715120698</text:p>
          </table:table-cell>
          <table:table-cell table:style-name="ce2" table:formula="of:=IF(MOD([.A18]; 2) = 0;COS(2/10000^([.A18]/64)); SIN(2/10000^([.A18]/64)))" office:value-type="float" office:value="0.228908630686983" calcext:value-type="float">
            <text:p>0.228908630686983</text:p>
          </table:table-cell>
          <table:table-cell table:style-name="ce2" table:formula="of:=IF(MOD([.A18]; 2) = 0;COS(3/10000^([.A18]/64)); SIN(3/10000^([.A18]/64)))" office:value-type="float" office:value="0.339546391291362" calcext:value-type="float">
            <text:p>0.339546391291362</text:p>
          </table:table-cell>
          <table:table-cell table:style-name="ce2" table:formula="of:=IF(MOD([.A18]; 2) = 0;COS(4/10000^([.A18]/64)); SIN(4/10000^([.A18]/64)))" office:value-type="float" office:value="0.445661257495927" calcext:value-type="float">
            <text:p>0.445661257495927</text:p>
          </table:table-cell>
          <table:table-cell table:style-name="ce2" table:formula="of:=IF(MOD([.A18]; 2) = 0;COS(5/10000^([.A18]/64)); SIN(5/10000^([.A18]/64)))" office:value-type="float" office:value="0.54583973663398" calcext:value-type="float">
            <text:p>0.54583973663398</text:p>
          </table:table-cell>
          <table:table-cell table:style-name="ce2" table:formula="of:=IF(MOD([.A18]; 2) = 0;COS(6/10000^([.A18]/64)); SIN(6/10000^([.A18]/64)))" office:value-type="float" office:value="0.638747411100457" calcext:value-type="float">
            <text:p>0.638747411100457</text:p>
          </table:table-cell>
          <table:table-cell table:style-name="ce2" table:formula="of:=IF(MOD([.A18]; 2) = 0;COS(7/10000^([.A18]/64)); SIN(7/10000^([.A18]/64)))" office:value-type="float" office:value="0.723146713330744" calcext:value-type="float">
            <text:p>0.723146713330744</text:p>
          </table:table-cell>
          <table:table-cell table:style-name="ce2" table:formula="of:=IF(MOD([.A18]; 2) = 0;COS(8/10000^([.A18]/64)); SIN(8/10000^([.A18]/64)))" office:value-type="float" office:value="0.797913410698029" calcext:value-type="float">
            <text:p>0.797913410698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MOD([.A19]; 2) = 0;COS(1/10000^([.A19]/64)); SIN(1/10000^([.A19]/64)))" office:value-type="float" office:value="0.995004165278026" calcext:value-type="float">
            <text:p>0.995004165278026</text:p>
          </table:table-cell>
          <table:table-cell table:style-name="ce2" table:formula="of:=IF(MOD([.A19]; 2) = 0;COS(2/10000^([.A19]/64)); SIN(2/10000^([.A19]/64)))" office:value-type="float" office:value="0.980066577841242" calcext:value-type="float">
            <text:p>0.980066577841242</text:p>
          </table:table-cell>
          <table:table-cell table:style-name="ce2" table:formula="of:=IF(MOD([.A19]; 2) = 0;COS(3/10000^([.A19]/64)); SIN(3/10000^([.A19]/64)))" office:value-type="float" office:value="0.955336489125606" calcext:value-type="float">
            <text:p>0.955336489125606</text:p>
          </table:table-cell>
          <table:table-cell table:style-name="ce2" table:formula="of:=IF(MOD([.A19]; 2) = 0;COS(4/10000^([.A19]/64)); SIN(4/10000^([.A19]/64)))" office:value-type="float" office:value="0.921060994002885" calcext:value-type="float">
            <text:p>0.921060994002885</text:p>
          </table:table-cell>
          <table:table-cell table:style-name="ce2" table:formula="of:=IF(MOD([.A19]; 2) = 0;COS(5/10000^([.A19]/64)); SIN(5/10000^([.A19]/64)))" office:value-type="float" office:value="0.877582561890373" calcext:value-type="float">
            <text:p>0.877582561890373</text:p>
          </table:table-cell>
          <table:table-cell table:style-name="ce2" table:formula="of:=IF(MOD([.A19]; 2) = 0;COS(6/10000^([.A19]/64)); SIN(6/10000^([.A19]/64)))" office:value-type="float" office:value="0.825335614909678" calcext:value-type="float">
            <text:p>0.825335614909678</text:p>
          </table:table-cell>
          <table:table-cell table:style-name="ce2" table:formula="of:=IF(MOD([.A19]; 2) = 0;COS(7/10000^([.A19]/64)); SIN(7/10000^([.A19]/64)))" office:value-type="float" office:value="0.764842187284488" calcext:value-type="float">
            <text:p>0.764842187284488</text:p>
          </table:table-cell>
          <table:table-cell table:style-name="ce2" table:formula="of:=IF(MOD([.A19]; 2) = 0;COS(8/10000^([.A19]/64)); SIN(8/10000^([.A19]/64)))" office:value-type="float" office:value="0.696706709347165" calcext:value-type="float">
            <text:p>0.6967067093471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MOD([.A20]; 2) = 0;COS(1/10000^([.A20]/64)); SIN(1/10000^([.A20]/64)))" office:value-type="float" office:value="0.0864882426374595" calcext:value-type="float">
            <text:p>0.0864882426374595</text:p>
          </table:table-cell>
          <table:table-cell table:style-name="ce2" table:formula="of:=IF(MOD([.A20]; 2) = 0;COS(2/10000^([.A20]/64)); SIN(2/10000^([.A20]/64)))" office:value-type="float" office:value="0.172328320149605" calcext:value-type="float">
            <text:p>0.172328320149605</text:p>
          </table:table-cell>
          <table:table-cell table:style-name="ce2" table:formula="of:=IF(MOD([.A20]; 2) = 0;COS(3/10000^([.A20]/64)); SIN(3/10000^([.A20]/64)))" office:value-type="float" office:value="0.256876924927207" calcext:value-type="float">
            <text:p>0.256876924927207</text:p>
          </table:table-cell>
          <table:table-cell table:style-name="ce2" table:formula="of:=IF(MOD([.A20]; 2) = 0;COS(4/10000^([.A20]/64)); SIN(4/10000^([.A20]/64)))" office:value-type="float" office:value="0.339500427989728" calcext:value-type="float">
            <text:p>0.339500427989728</text:p>
          </table:table-cell>
          <table:table-cell table:style-name="ce2" table:formula="of:=IF(MOD([.A20]; 2) = 0;COS(5/10000^([.A20]/64)); SIN(5/10000^([.A20]/64)))" office:value-type="float" office:value="0.419579627563803" calcext:value-type="float">
            <text:p>0.419579627563803</text:p>
          </table:table-cell>
          <table:table-cell table:style-name="ce2" table:formula="of:=IF(MOD([.A20]; 2) = 0;COS(6/10000^([.A20]/64)); SIN(6/10000^([.A20]/64)))" office:value-type="float" office:value="0.496514389540516" calcext:value-type="float">
            <text:p>0.496514389540516</text:p>
          </table:table-cell>
          <table:table-cell table:style-name="ce2" table:formula="of:=IF(MOD([.A20]; 2) = 0;COS(7/10000^([.A20]/64)); SIN(7/10000^([.A20]/64)))" office:value-type="float" office:value="0.569728145034697" calcext:value-type="float">
            <text:p>0.569728145034697</text:p>
          </table:table-cell>
          <table:table-cell table:style-name="ce2" table:formula="of:=IF(MOD([.A20]; 2) = 0;COS(8/10000^([.A20]/64)); SIN(8/10000^([.A20]/64)))" office:value-type="float" office:value="0.638672211340383" calcext:value-type="float">
            <text:p>0.6386722113403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MOD([.A21]; 2) = 0;COS(1/10000^([.A21]/64)); SIN(1/10000^([.A21]/64)))" office:value-type="float" office:value="0.997189610742782" calcext:value-type="float">
            <text:p>0.997189610742782</text:p>
          </table:table-cell>
          <table:table-cell table:style-name="ce2" table:formula="of:=IF(MOD([.A21]; 2) = 0;COS(2/10000^([.A21]/64)); SIN(2/10000^([.A21]/64)))" office:value-type="float" office:value="0.98877423954668" calcext:value-type="float">
            <text:p>0.98877423954668</text:p>
          </table:table-cell>
          <table:table-cell table:style-name="ce2" table:formula="of:=IF(MOD([.A21]; 2) = 0;COS(3/10000^([.A21]/64)); SIN(3/10000^([.A21]/64)))" office:value-type="float" office:value="0.974801187349306" calcext:value-type="float">
            <text:p>0.974801187349306</text:p>
          </table:table-cell>
          <table:table-cell table:style-name="ce2" table:formula="of:=IF(MOD([.A21]; 2) = 0;COS(4/10000^([.A21]/64)); SIN(4/10000^([.A21]/64)))" office:value-type="float" office:value="0.955348993582232" calcext:value-type="float">
            <text:p>0.955348993582232</text:p>
          </table:table-cell>
          <table:table-cell table:style-name="ce2" table:formula="of:=IF(MOD([.A21]; 2) = 0;COS(5/10000^([.A21]/64)); SIN(5/10000^([.A21]/64)))" office:value-type="float" office:value="0.930526994718242" calcext:value-type="float">
            <text:p>0.930526994718242</text:p>
          </table:table-cell>
          <table:table-cell table:style-name="ce2" table:formula="of:=IF(MOD([.A21]; 2) = 0;COS(6/10000^([.A21]/64)); SIN(6/10000^([.A21]/64)))" office:value-type="float" office:value="0.900474709715235" calcext:value-type="float">
            <text:p>0.900474709715235</text:p>
          </table:table-cell>
          <table:table-cell table:style-name="ce2" table:formula="of:=IF(MOD([.A21]; 2) = 0;COS(7/10000^([.A21]/64)); SIN(7/10000^([.A21]/64)))" office:value-type="float" office:value="0.865361055811068" calcext:value-type="float">
            <text:p>0.865361055811068</text:p>
          </table:table-cell>
          <table:table-cell table:style-name="ce2" table:formula="of:=IF(MOD([.A21]; 2) = 0;COS(8/10000^([.A21]/64)); SIN(8/10000^([.A21]/64)))" office:value-type="float" office:value="0.825383399077167" calcext:value-type="float">
            <text:p>0.825383399077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MOD([.A22]; 2) = 0;COS(1/10000^([.A22]/64)); SIN(1/10000^([.A22]/64)))" office:value-type="float" office:value="0.0648925324526005" calcext:value-type="float">
            <text:p>0.0648925324526005</text:p>
          </table:table-cell>
          <table:table-cell table:style-name="ce2" table:formula="of:=IF(MOD([.A22]; 2) = 0;COS(2/10000^([.A22]/64)); SIN(2/10000^([.A22]/64)))" office:value-type="float" office:value="0.129511511515558" calcext:value-type="float">
            <text:p>0.129511511515558</text:p>
          </table:table-cell>
          <table:table-cell table:style-name="ce2" table:formula="of:=IF(MOD([.A22]; 2) = 0;COS(3/10000^([.A22]/64)); SIN(3/10000^([.A22]/64)))" office:value-type="float" office:value="0.193584536958986" calcext:value-type="float">
            <text:p>0.193584536958986</text:p>
          </table:table-cell>
          <table:table-cell table:style-name="ce2" table:formula="of:=IF(MOD([.A22]; 2) = 0;COS(4/10000^([.A22]/64)); SIN(4/10000^([.A22]/64)))" office:value-type="float" office:value="0.256841510011388" calcext:value-type="float">
            <text:p>0.256841510011388</text:p>
          </table:table-cell>
          <table:table-cell table:style-name="ce2" table:formula="of:=IF(MOD([.A22]; 2) = 0;COS(5/10000^([.A22]/64)); SIN(5/10000^([.A22]/64)))" office:value-type="float" office:value="0.31901577195653" calcext:value-type="float">
            <text:p>0.31901577195653</text:p>
          </table:table-cell>
          <table:table-cell table:style-name="ce2" table:formula="of:=IF(MOD([.A22]; 2) = 0;COS(6/10000^([.A22]/64)); SIN(6/10000^([.A22]/64)))" office:value-type="float" office:value="0.379845228228813" calcext:value-type="float">
            <text:p>0.379845228228813</text:p>
          </table:table-cell>
          <table:table-cell table:style-name="ce2" table:formula="of:=IF(MOD([.A22]; 2) = 0;COS(7/10000^([.A22]/64)); SIN(7/10000^([.A22]/64)))" office:value-type="float" office:value="0.439073453268555" calcext:value-type="float">
            <text:p>0.439073453268555</text:p>
          </table:table-cell>
          <table:table-cell table:style-name="ce2" table:formula="of:=IF(MOD([.A22]; 2) = 0;COS(8/10000^([.A22]/64)); SIN(8/10000^([.A22]/64)))" office:value-type="float" office:value="0.496450771479661" calcext:value-type="float">
            <text:p>0.496450771479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MOD([.A23]; 2) = 0;COS(1/10000^([.A23]/64)); SIN(1/10000^([.A23]/64)))" office:value-type="float" office:value="0.998419277792664" calcext:value-type="float">
            <text:p>0.998419277792664</text:p>
          </table:table-cell>
          <table:table-cell table:style-name="ce2" table:formula="of:=IF(MOD([.A23]; 2) = 0;COS(2/10000^([.A23]/64)); SIN(2/10000^([.A23]/64)))" office:value-type="float" office:value="0.993682108536051" calcext:value-type="float">
            <text:p>0.993682108536051</text:p>
          </table:table-cell>
          <table:table-cell table:style-name="ce2" table:formula="of:=IF(MOD([.A23]; 2) = 0;COS(3/10000^([.A23]/64)); SIN(3/10000^([.A23]/64)))" office:value-type="float" office:value="0.985803468527448" calcext:value-type="float">
            <text:p>0.985803468527448</text:p>
          </table:table-cell>
          <table:table-cell table:style-name="ce2" table:formula="of:=IF(MOD([.A23]; 2) = 0;COS(4/10000^([.A23]/64)); SIN(4/10000^([.A23]/64)))" office:value-type="float" office:value="0.974808265649306" calcext:value-type="float">
            <text:p>0.974808265649306</text:p>
          </table:table-cell>
          <table:table-cell table:style-name="ce2" table:formula="of:=IF(MOD([.A23]; 2) = 0;COS(5/10000^([.A23]/64)); SIN(5/10000^([.A23]/64)))" office:value-type="float" office:value="0.960731260624351" calcext:value-type="float">
            <text:p>0.960731260624351</text:p>
          </table:table-cell>
          <table:table-cell table:style-name="ce2" table:formula="of:=IF(MOD([.A23]; 2) = 0;COS(6/10000^([.A23]/64)); SIN(6/10000^([.A23]/64)))" office:value-type="float" office:value="0.943616957121495" calcext:value-type="float">
            <text:p>0.943616957121495</text:p>
          </table:table-cell>
          <table:table-cell table:style-name="ce2" table:formula="of:=IF(MOD([.A23]; 2) = 0;COS(7/10000^([.A23]/64)); SIN(7/10000^([.A23]/64)))" office:value-type="float" office:value="0.923519461059959" calcext:value-type="float">
            <text:p>0.923519461059959</text:p>
          </table:table-cell>
          <table:table-cell table:style-name="ce2" table:formula="of:=IF(MOD([.A23]; 2) = 0;COS(8/10000^([.A23]/64)); SIN(8/10000^([.A23]/64)))" office:value-type="float" office:value="0.900502309556414" calcext:value-type="float">
            <text:p>0.9005023095564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IF(MOD([.A24]; 2) = 0;COS(1/10000^([.A24]/64)); SIN(1/10000^([.A24]/64)))" office:value-type="float" office:value="0.0486775084320623" calcext:value-type="float">
            <text:p>0.0486775084320623</text:p>
          </table:table-cell>
          <table:table-cell table:style-name="ce2" table:formula="of:=IF(MOD([.A24]; 2) = 0;COS(2/10000^([.A24]/64)); SIN(2/10000^([.A24]/64)))" office:value-type="float" office:value="0.0972396071099142" calcext:value-type="float">
            <text:p>0.0972396071099142</text:p>
          </table:table-cell>
          <table:table-cell table:style-name="ce2" table:formula="of:=IF(MOD([.A24]; 2) = 0;COS(3/10000^([.A24]/64)); SIN(3/10000^([.A24]/64)))" office:value-type="float" office:value="0.145571159904923" calcext:value-type="float">
            <text:p>0.145571159904923</text:p>
          </table:table-cell>
          <table:table-cell table:style-name="ce2" table:formula="of:=IF(MOD([.A24]; 2) = 0;COS(4/10000^([.A24]/64)); SIN(4/10000^([.A24]/64)))" office:value-type="float" office:value="0.193557577290871" calcext:value-type="float">
            <text:p>0.193557577290871</text:p>
          </table:table-cell>
          <table:table-cell table:style-name="ce2" table:formula="of:=IF(MOD([.A24]; 2) = 0;COS(5/10000^([.A24]/64)); SIN(5/10000^([.A24]/64)))" office:value-type="float" office:value="0.24108508802485" calcext:value-type="float">
            <text:p>0.24108508802485</text:p>
          </table:table-cell>
          <table:table-cell table:style-name="ce2" table:formula="of:=IF(MOD([.A24]; 2) = 0;COS(6/10000^([.A24]/64)); SIN(6/10000^([.A24]/64)))" office:value-type="float" office:value="0.288041008888087" calcext:value-type="float">
            <text:p>0.288041008888087</text:p>
          </table:table-cell>
          <table:table-cell table:style-name="ce2" table:formula="of:=IF(MOD([.A24]; 2) = 0;COS(7/10000^([.A24]/64)); SIN(7/10000^([.A24]/64)))" office:value-type="float" office:value="0.334314011847161" calcext:value-type="float">
            <text:p>0.334314011847161</text:p>
          </table:table-cell>
          <table:table-cell table:style-name="ce2" table:formula="of:=IF(MOD([.A24]; 2) = 0;COS(8/10000^([.A24]/64)); SIN(8/10000^([.A24]/64)))" office:value-type="float" office:value="0.37979438800221" calcext:value-type="float">
            <text:p>0.37979438800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IF(MOD([.A25]; 2) = 0;COS(1/10000^([.A25]/64)); SIN(1/10000^([.A25]/64)))" office:value-type="float" office:value="0.99911099204874" calcext:value-type="float">
            <text:p>0.99911099204874</text:p>
          </table:table-cell>
          <table:table-cell table:style-name="ce2" table:formula="of:=IF(MOD([.A25]; 2) = 0;COS(2/10000^([.A25]/64)); SIN(2/10000^([.A25]/64)))" office:value-type="float" office:value="0.996445548865233" calcext:value-type="float">
            <text:p>0.996445548865233</text:p>
          </table:table-cell>
          <table:table-cell table:style-name="ce2" table:formula="of:=IF(MOD([.A25]; 2) = 0;COS(3/10000^([.A25]/64)); SIN(3/10000^([.A25]/64)))" office:value-type="float" office:value="0.992008409649849" calcext:value-type="float">
            <text:p>0.992008409649849</text:p>
          </table:table-cell>
          <table:table-cell table:style-name="ce2" table:formula="of:=IF(MOD([.A25]; 2) = 0;COS(4/10000^([.A25]/64)); SIN(4/10000^([.A25]/64)))" office:value-type="float" office:value="0.985807463706673" calcext:value-type="float">
            <text:p>0.985807463706673</text:p>
          </table:table-cell>
          <table:table-cell table:style-name="ce2" table:formula="of:=IF(MOD([.A25]; 2) = 0;COS(5/10000^([.A25]/64)); SIN(5/10000^([.A25]/64)))" office:value-type="float" office:value="0.977853736416203" calcext:value-type="float">
            <text:p>0.977853736416203</text:p>
          </table:table-cell>
          <table:table-cell table:style-name="ce2" table:formula="of:=IF(MOD([.A25]; 2) = 0;COS(6/10000^([.A25]/64)); SIN(6/10000^([.A25]/64)))" office:value-type="float" office:value="0.968161369632045" calcext:value-type="float">
            <text:p>0.968161369632045</text:p>
          </table:table-cell>
          <table:table-cell table:style-name="ce2" table:formula="of:=IF(MOD([.A25]; 2) = 0;COS(7/10000^([.A25]/64)); SIN(7/10000^([.A25]/64)))" office:value-type="float" office:value="0.956747596536476" calcext:value-type="float">
            <text:p>0.956747596536476</text:p>
          </table:table-cell>
          <table:table-cell table:style-name="ce2" table:formula="of:=IF(MOD([.A25]; 2) = 0;COS(8/10000^([.A25]/64)); SIN(8/10000^([.A25]/64)))" office:value-type="float" office:value="0.943632710999566" calcext:value-type="float">
            <text:p>0.9436327109995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MOD([.A26]; 2) = 0;COS(1/10000^([.A26]/64)); SIN(1/10000^([.A26]/64)))" office:value-type="float" office:value="0.0365092971411985" calcext:value-type="float">
            <text:p>0.0365092971411985</text:p>
          </table:table-cell>
          <table:table-cell table:style-name="ce2" table:formula="of:=IF(MOD([.A26]; 2) = 0;COS(2/10000^([.A26]/64)); SIN(2/10000^([.A26]/64)))" office:value-type="float" office:value="0.0729699137622565" calcext:value-type="float">
            <text:p>0.0729699137622565</text:p>
          </table:table-cell>
          <table:table-cell table:style-name="ce2" table:formula="of:=IF(MOD([.A26]; 2) = 0;COS(3/10000^([.A26]/64)); SIN(3/10000^([.A26]/64)))" office:value-type="float" office:value="0.109333234252337" calcext:value-type="float">
            <text:p>0.109333234252337</text:p>
          </table:table-cell>
          <table:table-cell table:style-name="ce2" table:formula="of:=IF(MOD([.A26]; 2) = 0;COS(4/10000^([.A26]/64)); SIN(4/10000^([.A26]/64)))" office:value-type="float" office:value="0.14555077273266" calcext:value-type="float">
            <text:p>0.14555077273266</text:p>
          </table:table-cell>
          <table:table-cell table:style-name="ce2" table:formula="of:=IF(MOD([.A26]; 2) = 0;COS(5/10000^([.A26]/64)); SIN(5/10000^([.A26]/64)))" office:value-type="float" office:value="0.18157423770628" calcext:value-type="float">
            <text:p>0.18157423770628</text:p>
          </table:table-cell>
          <table:table-cell table:style-name="ce2" table:formula="of:=IF(MOD([.A26]; 2) = 0;COS(6/10000^([.A26]/64)); SIN(6/10000^([.A26]/64)))" office:value-type="float" office:value="0.21735559644867" calcext:value-type="float">
            <text:p>0.21735559644867</text:p>
          </table:table-cell>
          <table:table-cell table:style-name="ce2" table:formula="of:=IF(MOD([.A26]; 2) = 0;COS(7/10000^([.A26]/64)); SIN(7/10000^([.A26]/64)))" office:value-type="float" office:value="0.25284713905328" calcext:value-type="float">
            <text:p>0.25284713905328</text:p>
          </table:table-cell>
          <table:table-cell table:style-name="ce2" table:formula="of:=IF(MOD([.A26]; 2) = 0;COS(8/10000^([.A26]/64)); SIN(8/10000^([.A26]/64)))" office:value-type="float" office:value="0.28800154204664" calcext:value-type="float">
            <text:p>0.288001542046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IF(MOD([.A27]; 2) = 0;COS(1/10000^([.A27]/64)); SIN(1/10000^([.A27]/64)))" office:value-type="float" office:value="0.999500041665278" calcext:value-type="float">
            <text:p>0.999500041665278</text:p>
          </table:table-cell>
          <table:table-cell table:style-name="ce2" table:formula="of:=IF(MOD([.A27]; 2) = 0;COS(2/10000^([.A27]/64)); SIN(2/10000^([.A27]/64)))" office:value-type="float" office:value="0.998000666577784" calcext:value-type="float">
            <text:p>0.998000666577784</text:p>
          </table:table-cell>
          <table:table-cell table:style-name="ce2" table:formula="of:=IF(MOD([.A27]; 2) = 0;COS(3/10000^([.A27]/64)); SIN(3/10000^([.A27]/64)))" office:value-type="float" office:value="0.995503373987663" calcext:value-type="float">
            <text:p>0.995503373987663</text:p>
          </table:table-cell>
          <table:table-cell table:style-name="ce2" table:formula="of:=IF(MOD([.A27]; 2) = 0;COS(4/10000^([.A27]/64)); SIN(4/10000^([.A27]/64)))" office:value-type="float" office:value="0.992010660979403" calcext:value-type="float">
            <text:p>0.992010660979403</text:p>
          </table:table-cell>
          <table:table-cell table:style-name="ce2" table:formula="of:=IF(MOD([.A27]; 2) = 0;COS(5/10000^([.A27]/64)); SIN(5/10000^([.A27]/64)))" office:value-type="float" office:value="0.987526019974963" calcext:value-type="float">
            <text:p>0.987526019974963</text:p>
          </table:table-cell>
          <table:table-cell table:style-name="ce2" table:formula="of:=IF(MOD([.A27]; 2) = 0;COS(6/10000^([.A27]/64)); SIN(6/10000^([.A27]/64)))" office:value-type="float" office:value="0.982053935241641" calcext:value-type="float">
            <text:p>0.982053935241641</text:p>
          </table:table-cell>
          <table:table-cell table:style-name="ce2" table:formula="of:=IF(MOD([.A27]; 2) = 0;COS(7/10000^([.A27]/64)); SIN(7/10000^([.A27]/64)))" office:value-type="float" office:value="0.975599878408176" calcext:value-type="float">
            <text:p>0.975599878408176</text:p>
          </table:table-cell>
          <table:table-cell table:style-name="ce2" table:formula="of:=IF(MOD([.A27]; 2) = 0;COS(8/10000^([.A27]/64)); SIN(8/10000^([.A27]/64)))" office:value-type="float" office:value="0.968170302993584" calcext:value-type="float">
            <text:p>0.9681703029935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IF(MOD([.A28]; 2) = 0;COS(1/10000^([.A28]/64)); SIN(1/10000^([.A28]/64)))" office:value-type="float" office:value="0.0273807739292578" calcext:value-type="float">
            <text:p>0.0273807739292578</text:p>
          </table:table-cell>
          <table:table-cell table:style-name="ce2" table:formula="of:=IF(MOD([.A28]; 2) = 0;COS(2/10000^([.A28]/64)); SIN(2/10000^([.A28]/64)))" office:value-type="float" office:value="0.0547410164577786" calcext:value-type="float">
            <text:p>0.0547410164577786</text:p>
          </table:table-cell>
          <table:table-cell table:style-name="ce2" table:formula="of:=IF(MOD([.A28]; 2) = 0;COS(3/10000^([.A28]/64)); SIN(3/10000^([.A28]/64)))" office:value-type="float" office:value="0.082060211580242" calcext:value-type="float">
            <text:p>0.082060211580242</text:p>
          </table:table-cell>
          <table:table-cell table:style-name="ce2" table:formula="of:=IF(MOD([.A28]; 2) = 0;COS(4/10000^([.A28]/64)); SIN(4/10000^([.A28]/64)))" office:value-type="float" office:value="0.109317874070616" calcext:value-type="float">
            <text:p>0.109317874070616</text:p>
          </table:table-cell>
          <table:table-cell table:style-name="ce2" table:formula="of:=IF(MOD([.A28]; 2) = 0;COS(5/10000^([.A28]/64)); SIN(5/10000^([.A28]/64)))" office:value-type="float" office:value="0.13649356484295" calcext:value-type="float">
            <text:p>0.13649356484295</text:p>
          </table:table-cell>
          <table:table-cell table:style-name="ce2" table:formula="of:=IF(MOD([.A28]; 2) = 0;COS(6/10000^([.A28]/64)); SIN(6/10000^([.A28]/64)))" office:value-type="float" office:value="0.163566906277567" calcext:value-type="float">
            <text:p>0.163566906277567</text:p>
          </table:table-cell>
          <table:table-cell table:style-name="ce2" table:formula="of:=IF(MOD([.A28]; 2) = 0;COS(7/10000^([.A28]/64)); SIN(7/10000^([.A28]/64)))" office:value-type="float" office:value="0.190517597501174" calcext:value-type="float">
            <text:p>0.190517597501174</text:p>
          </table:table-cell>
          <table:table-cell table:style-name="ce2" table:formula="of:=IF(MOD([.A28]; 2) = 0;COS(8/10000^([.A28]/64)); SIN(8/10000^([.A28]/64)))" office:value-type="float" office:value="0.217325429609408" calcext:value-type="float">
            <text:p>0.2173254296094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IF(MOD([.A29]; 2) = 0;COS(1/10000^([.A29]/64)); SIN(1/10000^([.A29]/64)))" office:value-type="float" office:value="0.999718842513315" calcext:value-type="float">
            <text:p>0.999718842513315</text:p>
          </table:table-cell>
          <table:table-cell table:style-name="ce2" table:formula="of:=IF(MOD([.A29]; 2) = 0;COS(2/10000^([.A29]/64)); SIN(2/10000^([.A29]/64)))" office:value-type="float" office:value="0.998875528152324" calcext:value-type="float">
            <text:p>0.998875528152324</text:p>
          </table:table-cell>
          <table:table-cell table:style-name="ce2" table:formula="of:=IF(MOD([.A29]; 2) = 0;COS(3/10000^([.A29]/64)); SIN(3/10000^([.A29]/64)))" office:value-type="float" office:value="0.997470531125319" calcext:value-type="float">
            <text:p>0.997470531125319</text:p>
          </table:table-cell>
          <table:table-cell table:style-name="ce2" table:formula="of:=IF(MOD([.A29]; 2) = 0;COS(4/10000^([.A29]/64)); SIN(4/10000^([.A29]/64)))" office:value-type="float" office:value="0.995504641483167" calcext:value-type="float">
            <text:p>0.995504641483167</text:p>
          </table:table-cell>
          <table:table-cell table:style-name="ce2" table:formula="of:=IF(MOD([.A29]; 2) = 0;COS(5/10000^([.A29]/64)); SIN(5/10000^([.A29]/64)))" office:value-type="float" office:value="0.992978964675049" calcext:value-type="float">
            <text:p>0.992978964675049</text:p>
          </table:table-cell>
          <table:table-cell table:style-name="ce2" table:formula="of:=IF(MOD([.A29]; 2) = 0;COS(6/10000^([.A29]/64)); SIN(6/10000^([.A29]/64)))" office:value-type="float" office:value="0.989894920926853" calcext:value-type="float">
            <text:p>0.989894920926853</text:p>
          </table:table-cell>
          <table:table-cell table:style-name="ce2" table:formula="of:=IF(MOD([.A29]; 2) = 0;COS(7/10000^([.A29]/64)); SIN(7/10000^([.A29]/64)))" office:value-type="float" office:value="0.986254244442556" calcext:value-type="float">
            <text:p>0.986254244442556</text:p>
          </table:table-cell>
          <table:table-cell table:style-name="ce2" table:formula="of:=IF(MOD([.A29]; 2) = 0;COS(8/10000^([.A29]/64)); SIN(8/10000^([.A29]/64)))" office:value-type="float" office:value="0.982058982429058" calcext:value-type="float">
            <text:p>0.9820589824290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IF(MOD([.A30]; 2) = 0;COS(1/10000^([.A30]/64)); SIN(1/10000^([.A30]/64)))" office:value-type="float" office:value="0.0205338070211301" calcext:value-type="float">
            <text:p>0.0205338070211301</text:p>
          </table:table-cell>
          <table:table-cell table:style-name="ce2" table:formula="of:=IF(MOD([.A30]; 2) = 0;COS(2/10000^([.A30]/64)); SIN(2/10000^([.A30]/64)))" office:value-type="float" office:value="0.0410589553119234" calcext:value-type="float">
            <text:p>0.0410589553119234</text:p>
          </table:table-cell>
          <table:table-cell table:style-name="ce2" table:formula="of:=IF(MOD([.A30]; 2) = 0;COS(3/10000^([.A30]/64)); SIN(3/10000^([.A30]/64)))" office:value-type="float" office:value="0.0615667897932711" calcext:value-type="float">
            <text:p>0.0615667897932711</text:p>
          </table:table-cell>
          <table:table-cell table:style-name="ce2" table:formula="of:=IF(MOD([.A30]; 2) = 0;COS(4/10000^([.A30]/64)); SIN(4/10000^([.A30]/64)))" office:value-type="float" office:value="0.0820486626869808" calcext:value-type="float">
            <text:p>0.0820486626869808</text:p>
          </table:table-cell>
          <table:table-cell table:style-name="ce2" table:formula="of:=IF(MOD([.A30]; 2) = 0;COS(5/10000^([.A30]/64)); SIN(5/10000^([.A30]/64)))" office:value-type="float" office:value="0.102495937162386" calcext:value-type="float">
            <text:p>0.102495937162386</text:p>
          </table:table-cell>
          <table:table-cell table:style-name="ce2" table:formula="of:=IF(MOD([.A30]; 2) = 0;COS(6/10000^([.A30]/64)); SIN(6/10000^([.A30]/64)))" office:value-type="float" office:value="0.12289999097834" calcext:value-type="float">
            <text:p>0.12289999097834</text:p>
          </table:table-cell>
          <table:table-cell table:style-name="ce2" table:formula="of:=IF(MOD([.A30]; 2) = 0;COS(7/10000^([.A30]/64)); SIN(7/10000^([.A30]/64)))" office:value-type="float" office:value="0.143252220119055" calcext:value-type="float">
            <text:p>0.143252220119055</text:p>
          </table:table-cell>
          <table:table-cell table:style-name="ce2" table:formula="of:=IF(MOD([.A30]; 2) = 0;COS(8/10000^([.A30]/64)); SIN(8/10000^([.A30]/64)))" office:value-type="float" office:value="0.163544042422262" calcext:value-type="float">
            <text:p>0.1635440424222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IF(MOD([.A31]; 2) = 0;COS(1/10000^([.A31]/64)); SIN(1/10000^([.A31]/64)))" office:value-type="float" office:value="0.999841890283614" calcext:value-type="float">
            <text:p>0.999841890283614</text:p>
          </table:table-cell>
          <table:table-cell table:style-name="ce2" table:formula="of:=IF(MOD([.A31]; 2) = 0;COS(2/10000^([.A31]/64)); SIN(2/10000^([.A31]/64)))" office:value-type="float" office:value="0.999367611131822" calcext:value-type="float">
            <text:p>0.999367611131822</text:p>
          </table:table-cell>
          <table:table-cell table:style-name="ce2" table:formula="of:=IF(MOD([.A31]; 2) = 0;COS(3/10000^([.A31]/64)); SIN(3/10000^([.A31]/64)))" office:value-type="float" office:value="0.998577312520908" calcext:value-type="float">
            <text:p>0.998577312520908</text:p>
          </table:table-cell>
          <table:table-cell table:style-name="ce2" table:formula="of:=IF(MOD([.A31]; 2) = 0;COS(4/10000^([.A31]/64)); SIN(4/10000^([.A31]/64)))" office:value-type="float" office:value="0.99747124435865" calcext:value-type="float">
            <text:p>0.99747124435865</text:p>
          </table:table-cell>
          <table:table-cell table:style-name="ce2" table:formula="of:=IF(MOD([.A31]; 2) = 0;COS(5/10000^([.A31]/64)); SIN(5/10000^([.A31]/64)))" office:value-type="float" office:value="0.996049756405295" calcext:value-type="float">
            <text:p>0.996049756405295</text:p>
          </table:table-cell>
          <table:table-cell table:style-name="ce2" table:formula="of:=IF(MOD([.A31]; 2) = 0;COS(6/10000^([.A31]/64)); SIN(6/10000^([.A31]/64)))" office:value-type="float" office:value="0.994313298162957" calcext:value-type="float">
            <text:p>0.994313298162957</text:p>
          </table:table-cell>
          <table:table-cell table:style-name="ce2" table:formula="of:=IF(MOD([.A31]; 2) = 0;COS(7/10000^([.A31]/64)); SIN(7/10000^([.A31]/64)))" office:value-type="float" office:value="0.992262418733478" calcext:value-type="float">
            <text:p>0.992262418733478</text:p>
          </table:table-cell>
          <table:table-cell table:style-name="ce2" table:formula="of:=IF(MOD([.A31]; 2) = 0;COS(8/10000^([.A31]/64)); SIN(8/10000^([.A31]/64)))" office:value-type="float" office:value="0.989897766644786" calcext:value-type="float">
            <text:p>0.9898977666447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MOD([.A32]; 2) = 0;COS(1/10000^([.A32]/64)); SIN(1/10000^([.A32]/64)))" office:value-type="float" office:value="0.0153986566442658" calcext:value-type="float">
            <text:p>0.0153986566442658</text:p>
          </table:table-cell>
          <table:table-cell table:style-name="ce2" table:formula="of:=IF(MOD([.A32]; 2) = 0;COS(2/10000^([.A32]/64)); SIN(2/10000^([.A32]/64)))" office:value-type="float" office:value="0.030793661763745" calcext:value-type="float">
            <text:p>0.030793661763745</text:p>
          </table:table-cell>
          <table:table-cell table:style-name="ce2" table:formula="of:=IF(MOD([.A32]; 2) = 0;COS(3/10000^([.A32]/64)); SIN(3/10000^([.A32]/64)))" office:value-type="float" office:value="0.0461813646995469" calcext:value-type="float">
            <text:p>0.0461813646995469</text:p>
          </table:table-cell>
          <table:table-cell table:style-name="ce2" table:formula="of:=IF(MOD([.A32]; 2) = 0;COS(4/10000^([.A32]/64)); SIN(4/10000^([.A32]/64)))" office:value-type="float" office:value="0.0615581165243672" calcext:value-type="float">
            <text:p>0.0615581165243672</text:p>
          </table:table-cell>
          <table:table-cell table:style-name="ce2" table:formula="of:=IF(MOD([.A32]; 2) = 0;COS(5/10000^([.A32]/64)); SIN(5/10000^([.A32]/64)))" office:value-type="float" office:value="0.0769202709077679" calcext:value-type="float">
            <text:p>0.0769202709077679</text:p>
          </table:table-cell>
          <table:table-cell table:style-name="ce2" table:formula="of:=IF(MOD([.A32]; 2) = 0;COS(6/10000^([.A32]/64)); SIN(6/10000^([.A32]/64)))" office:value-type="float" office:value="0.0922641849808414" calcext:value-type="float">
            <text:p>0.0922641849808414</text:p>
          </table:table-cell>
          <table:table-cell table:style-name="ce2" table:formula="of:=IF(MOD([.A32]; 2) = 0;COS(7/10000^([.A32]/64)); SIN(7/10000^([.A32]/64)))" office:value-type="float" office:value="0.107586220200054" calcext:value-type="float">
            <text:p>0.107586220200054</text:p>
          </table:table-cell>
          <table:table-cell table:style-name="ce2" table:formula="of:=IF(MOD([.A32]; 2) = 0;COS(8/10000^([.A32]/64)); SIN(8/10000^([.A32]/64)))" office:value-type="float" office:value="0.122882743210064" calcext:value-type="float">
            <text:p>0.1228827432100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MOD([.A33]; 2) = 0;COS(1/10000^([.A33]/64)); SIN(1/10000^([.A33]/64)))" office:value-type="float" office:value="0.999911087347106" calcext:value-type="float">
            <text:p>0.999911087347106</text:p>
          </table:table-cell>
          <table:table-cell table:style-name="ce2" table:formula="of:=IF(MOD([.A33]; 2) = 0;COS(2/10000^([.A33]/64)); SIN(2/10000^([.A33]/64)))" office:value-type="float" office:value="0.999644365199343" calcext:value-type="float">
            <text:p>0.999644365199343</text:p>
          </table:table-cell>
          <table:table-cell table:style-name="ce2" table:formula="of:=IF(MOD([.A33]; 2) = 0;COS(3/10000^([.A33]/64)); SIN(3/10000^([.A33]/64)))" office:value-type="float" office:value="0.99919988098666" calcext:value-type="float">
            <text:p>0.99919988098666</text:p>
          </table:table-cell>
          <table:table-cell table:style-name="ce2" table:formula="of:=IF(MOD([.A33]; 2) = 0;COS(4/10000^([.A33]/64)); SIN(4/10000^([.A33]/64)))" office:value-type="float" office:value="0.998577713749597" calcext:value-type="float">
            <text:p>0.998577713749597</text:p>
          </table:table-cell>
          <table:table-cell table:style-name="ce2" table:formula="of:=IF(MOD([.A33]; 2) = 0;COS(5/10000^([.A33]/64)); SIN(5/10000^([.A33]/64)))" office:value-type="float" office:value="0.997777974125233" calcext:value-type="float">
            <text:p>0.997777974125233</text:p>
          </table:table-cell>
          <table:table-cell table:style-name="ce2" table:formula="of:=IF(MOD([.A33]; 2) = 0;COS(6/10000^([.A33]/64)); SIN(6/10000^([.A33]/64)))" office:value-type="float" office:value="0.996800804327511" calcext:value-type="float">
            <text:p>0.996800804327511</text:p>
          </table:table-cell>
          <table:table-cell table:style-name="ce2" table:formula="of:=IF(MOD([.A33]; 2) = 0;COS(7/10000^([.A33]/64)); SIN(7/10000^([.A33]/64)))" office:value-type="float" office:value="0.99564637812195" calcext:value-type="float">
            <text:p>0.99564637812195</text:p>
          </table:table-cell>
          <table:table-cell table:style-name="ce2" table:formula="of:=IF(MOD([.A33]; 2) = 0;COS(8/10000^([.A33]/64)); SIN(8/10000^([.A33]/64)))" office:value-type="float" office:value="0.994314900794743" calcext:value-type="float">
            <text:p>0.9943149007947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MOD([.A34]; 2) = 0;COS(1/10000^([.A34]/64)); SIN(1/10000^([.A34]/64)))" office:value-type="float" office:value="0.0115475631941848" calcext:value-type="float">
            <text:p>0.0115475631941848</text:p>
          </table:table-cell>
          <table:table-cell table:style-name="ce2" table:formula="of:=IF(MOD([.A34]; 2) = 0;COS(2/10000^([.A34]/64)); SIN(2/10000^([.A34]/64)))" office:value-type="float" office:value="0.0230935865131811" calcext:value-type="float">
            <text:p>0.0230935865131811</text:p>
          </table:table-cell>
          <table:table-cell table:style-name="ce2" table:formula="of:=IF(MOD([.A34]; 2) = 0;COS(3/10000^([.A34]/64)); SIN(3/10000^([.A34]/64)))" office:value-type="float" office:value="0.0346365302871434" calcext:value-type="float">
            <text:p>0.0346365302871434</text:p>
          </table:table-cell>
          <table:table-cell table:style-name="ce2" table:formula="of:=IF(MOD([.A34]; 2) = 0;COS(4/10000^([.A34]/64)); SIN(4/10000^([.A34]/64)))" office:value-type="float" office:value="0.046174855256886" calcext:value-type="float">
            <text:p>0.046174855256886</text:p>
          </table:table-cell>
          <table:table-cell table:style-name="ce2" table:formula="of:=IF(MOD([.A34]; 2) = 0;COS(5/10000^([.A34]/64)); SIN(5/10000^([.A34]/64)))" office:value-type="float" office:value="0.0577070227791436" calcext:value-type="float">
            <text:p>0.0577070227791436</text:p>
          </table:table-cell>
          <table:table-cell table:style-name="ce2" table:formula="of:=IF(MOD([.A34]; 2) = 0;COS(6/10000^([.A34]/64)); SIN(6/10000^([.A34]/64)))" office:value-type="float" office:value="0.0692314950317506" calcext:value-type="float">
            <text:p>0.0692314950317506</text:p>
          </table:table-cell>
          <table:table-cell table:style-name="ce2" table:formula="of:=IF(MOD([.A34]; 2) = 0;COS(7/10000^([.A34]/64)); SIN(7/10000^([.A34]/64)))" office:value-type="float" office:value="0.0807467352187108" calcext:value-type="float">
            <text:p>0.0807467352187108</text:p>
          </table:table-cell>
          <table:table-cell table:style-name="ce2" table:formula="of:=IF(MOD([.A34]; 2) = 0;COS(8/10000^([.A34]/64)); SIN(8/10000^([.A34]/64)))" office:value-type="float" office:value="0.0922512077751297" calcext:value-type="float">
            <text:p>0.09225120777512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MOD([.A35]; 2) = 0;COS(1/10000^([.A35]/64)); SIN(1/10000^([.A35]/64)))" office:value-type="float" office:value="0.999950000416665" calcext:value-type="float">
            <text:p>0.999950000416665</text:p>
          </table:table-cell>
          <table:table-cell table:style-name="ce2" table:formula="of:=IF(MOD([.A35]; 2) = 0;COS(2/10000^([.A35]/64)); SIN(2/10000^([.A35]/64)))" office:value-type="float" office:value="0.999800006666578" calcext:value-type="float">
            <text:p>0.999800006666578</text:p>
          </table:table-cell>
          <table:table-cell table:style-name="ce2" table:formula="of:=IF(MOD([.A35]; 2) = 0;COS(3/10000^([.A35]/64)); SIN(3/10000^([.A35]/64)))" office:value-type="float" office:value="0.999550033748987" calcext:value-type="float">
            <text:p>0.999550033748987</text:p>
          </table:table-cell>
          <table:table-cell table:style-name="ce2" table:formula="of:=IF(MOD([.A35]; 2) = 0;COS(4/10000^([.A35]/64)); SIN(4/10000^([.A35]/64)))" office:value-type="float" office:value="0.999200106660978" calcext:value-type="float">
            <text:p>0.999200106660978</text:p>
          </table:table-cell>
          <table:table-cell table:style-name="ce2" table:formula="of:=IF(MOD([.A35]; 2) = 0;COS(5/10000^([.A35]/64)); SIN(5/10000^([.A35]/64)))" office:value-type="float" office:value="0.998750260394966" calcext:value-type="float">
            <text:p>0.998750260394966</text:p>
          </table:table-cell>
          <table:table-cell table:style-name="ce2" table:formula="of:=IF(MOD([.A35]; 2) = 0;COS(6/10000^([.A35]/64)); SIN(6/10000^([.A35]/64)))" office:value-type="float" office:value="0.998200539935204" calcext:value-type="float">
            <text:p>0.998200539935204</text:p>
          </table:table-cell>
          <table:table-cell table:style-name="ce2" table:formula="of:=IF(MOD([.A35]; 2) = 0;COS(7/10000^([.A35]/64)); SIN(7/10000^([.A35]/64)))" office:value-type="float" office:value="0.99755100025328" calcext:value-type="float">
            <text:p>0.99755100025328</text:p>
          </table:table-cell>
          <table:table-cell table:style-name="ce2" table:formula="of:=IF(MOD([.A35]; 2) = 0;COS(8/10000^([.A35]/64)); SIN(8/10000^([.A35]/64)))" office:value-type="float" office:value="0.996801706302619" calcext:value-type="float">
            <text:p>0.9968017063026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MOD([.A36]; 2) = 0;COS(1/10000^([.A36]/64)); SIN(1/10000^([.A36]/64)))" office:value-type="float" office:value="0.00865953500373453" calcext:value-type="float">
            <text:p>0.00865953500373453</text:p>
          </table:table-cell>
          <table:table-cell table:style-name="ce2" table:formula="of:=IF(MOD([.A36]; 2) = 0;COS(2/10000^([.A36]/64)); SIN(2/10000^([.A36]/64)))" office:value-type="float" office:value="0.0173184206380116" calcext:value-type="float">
            <text:p>0.0173184206380116</text:p>
          </table:table-cell>
          <table:table-cell table:style-name="ce2" table:formula="of:=IF(MOD([.A36]; 2) = 0;COS(3/10000^([.A36]/64)); SIN(3/10000^([.A36]/64)))" office:value-type="float" office:value="0.0259760075820692" calcext:value-type="float">
            <text:p>0.0259760075820692</text:p>
          </table:table-cell>
          <table:table-cell table:style-name="ce2" table:formula="of:=IF(MOD([.A36]; 2) = 0;COS(4/10000^([.A36]/64)); SIN(4/10000^([.A36]/64)))" office:value-type="float" office:value="0.0346316466125329" calcext:value-type="float">
            <text:p>0.0346316466125329</text:p>
          </table:table-cell>
          <table:table-cell table:style-name="ce2" table:formula="of:=IF(MOD([.A36]; 2) = 0;COS(5/10000^([.A36]/64)); SIN(5/10000^([.A36]/64)))" office:value-type="float" office:value="0.0432846886521001" calcext:value-type="float">
            <text:p>0.0432846886521001</text:p>
          </table:table-cell>
          <table:table-cell table:style-name="ce2" table:formula="of:=IF(MOD([.A36]; 2) = 0;COS(6/10000^([.A36]/64)); SIN(6/10000^([.A36]/64)))" office:value-type="float" office:value="0.0519344848182139" calcext:value-type="float">
            <text:p>0.0519344848182139</text:p>
          </table:table-cell>
          <table:table-cell table:style-name="ce2" table:formula="of:=IF(MOD([.A36]; 2) = 0;COS(7/10000^([.A36]/64)); SIN(7/10000^([.A36]/64)))" office:value-type="float" office:value="0.0605803864717221" calcext:value-type="float">
            <text:p>0.0605803864717221</text:p>
          </table:table-cell>
          <table:table-cell table:style-name="ce2" table:formula="of:=IF(MOD([.A36]; 2) = 0;COS(8/10000^([.A36]/64)); SIN(8/10000^([.A36]/64)))" office:value-type="float" office:value="0.0692217452655179" calcext:value-type="float">
            <text:p>0.06922174526551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MOD([.A37]; 2) = 0;COS(1/10000^([.A37]/64)); SIN(1/10000^([.A37]/64)))" office:value-type="float" office:value="0.999971883065502" calcext:value-type="float">
            <text:p>0.999971883065502</text:p>
          </table:table-cell>
          <table:table-cell table:style-name="ce2" table:formula="of:=IF(MOD([.A37]; 2) = 0;COS(2/10000^([.A37]/64)); SIN(2/10000^([.A37]/64)))" office:value-type="float" office:value="0.999887533843131" calcext:value-type="float">
            <text:p>0.999887533843131</text:p>
          </table:table-cell>
          <table:table-cell table:style-name="ce2" table:formula="of:=IF(MOD([.A37]; 2) = 0;COS(3/10000^([.A37]/64)); SIN(3/10000^([.A37]/64)))" office:value-type="float" office:value="0.999746957076171" calcext:value-type="float">
            <text:p>0.999746957076171</text:p>
          </table:table-cell>
          <table:table-cell table:style-name="ce2" table:formula="of:=IF(MOD([.A37]; 2) = 0;COS(4/10000^([.A37]/64)); SIN(4/10000^([.A37]/64)))" office:value-type="float" office:value="0.999550160669798" calcext:value-type="float">
            <text:p>0.999550160669798</text:p>
          </table:table-cell>
          <table:table-cell table:style-name="ce2" table:formula="of:=IF(MOD([.A37]; 2) = 0;COS(5/10000^([.A37]/64)); SIN(5/10000^([.A37]/64)))" office:value-type="float" office:value="0.999297155690634" calcext:value-type="float">
            <text:p>0.999297155690634</text:p>
          </table:table-cell>
          <table:table-cell table:style-name="ce2" table:formula="of:=IF(MOD([.A37]; 2) = 0;COS(6/10000^([.A37]/64)); SIN(6/10000^([.A37]/64)))" office:value-type="float" office:value="0.998987956366128" calcext:value-type="float">
            <text:p>0.998987956366128</text:p>
          </table:table-cell>
          <table:table-cell table:style-name="ce2" table:formula="of:=IF(MOD([.A37]; 2) = 0;COS(7/10000^([.A37]/64)); SIN(7/10000^([.A37]/64)))" office:value-type="float" office:value="0.998622580083755" calcext:value-type="float">
            <text:p>0.998622580083755</text:p>
          </table:table-cell>
          <table:table-cell table:style-name="ce2" table:formula="of:=IF(MOD([.A37]; 2) = 0;COS(8/10000^([.A37]/64)); SIN(8/10000^([.A37]/64)))" office:value-type="float" office:value="0.998201047390037" calcext:value-type="float">
            <text:p>0.9982010473900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MOD([.A38]; 2) = 0;COS(1/10000^([.A38]/64)); SIN(1/10000^([.A38]/64)))" office:value-type="float" office:value="0.00649377067553111" calcext:value-type="float">
            <text:p>0.00649377067553111</text:p>
          </table:table-cell>
          <table:table-cell table:style-name="ce2" table:formula="of:=IF(MOD([.A38]; 2) = 0;COS(2/10000^([.A38]/64)); SIN(2/10000^([.A38]/64)))" office:value-type="float" office:value="0.0129872675119857" calcext:value-type="float">
            <text:p>0.0129872675119857</text:p>
          </table:table-cell>
          <table:table-cell table:style-name="ce2" table:formula="of:=IF(MOD([.A38]; 2) = 0;COS(3/10000^([.A38]/64)); SIN(3/10000^([.A38]/64)))" office:value-type="float" office:value="0.019480216681835" calcext:value-type="float">
            <text:p>0.019480216681835</text:p>
          </table:table-cell>
          <table:table-cell table:style-name="ce2" table:formula="of:=IF(MOD([.A38]; 2) = 0;COS(4/10000^([.A38]/64)); SIN(4/10000^([.A38]/64)))" office:value-type="float" office:value="0.025972344380645" calcext:value-type="float">
            <text:p>0.025972344380645</text:p>
          </table:table-cell>
          <table:table-cell table:style-name="ce2" table:formula="of:=IF(MOD([.A38]; 2) = 0;COS(5/10000^([.A38]/64)); SIN(5/10000^([.A38]/64)))" office:value-type="float" office:value="0.0324633768386228" calcext:value-type="float">
            <text:p>0.0324633768386228</text:p>
          </table:table-cell>
          <table:table-cell table:style-name="ce2" table:formula="of:=IF(MOD([.A38]; 2) = 0;COS(6/10000^([.A38]/64)); SIN(6/10000^([.A38]/64)))" office:value-type="float" office:value="0.038953040332161" calcext:value-type="float">
            <text:p>0.038953040332161</text:p>
          </table:table-cell>
          <table:table-cell table:style-name="ce2" table:formula="of:=IF(MOD([.A38]; 2) = 0;COS(7/10000^([.A38]/64)); SIN(7/10000^([.A38]/64)))" office:value-type="float" office:value="0.0454410611953811" calcext:value-type="float">
            <text:p>0.0454410611953811</text:p>
          </table:table-cell>
          <table:table-cell table:style-name="ce2" table:formula="of:=IF(MOD([.A38]; 2) = 0;COS(8/10000^([.A38]/64)); SIN(8/10000^([.A38]/64)))" office:value-type="float" office:value="0.0519271658316732" calcext:value-type="float">
            <text:p>0.0519271658316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MOD([.A39]; 2) = 0;COS(1/10000^([.A39]/64)); SIN(1/10000^([.A39]/64)))" office:value-type="float" office:value="0.999984188653366" calcext:value-type="float">
            <text:p>0.999984188653366</text:p>
          </table:table-cell>
          <table:table-cell table:style-name="ce2" table:formula="of:=IF(MOD([.A39]; 2) = 0;COS(2/10000^([.A39]/64)); SIN(2/10000^([.A39]/64)))" office:value-type="float" office:value="0.99993675511346" calcext:value-type="float">
            <text:p>0.99993675511346</text:p>
          </table:table-cell>
          <table:table-cell table:style-name="ce2" table:formula="of:=IF(MOD([.A39]; 2) = 0;COS(3/10000^([.A39]/64)); SIN(3/10000^([.A39]/64)))" office:value-type="float" office:value="0.99985770088026" calcext:value-type="float">
            <text:p>0.99985770088026</text:p>
          </table:table-cell>
          <table:table-cell table:style-name="ce2" table:formula="of:=IF(MOD([.A39]; 2) = 0;COS(4/10000^([.A39]/64)); SIN(4/10000^([.A39]/64)))" office:value-type="float" office:value="0.999747028453673" calcext:value-type="float">
            <text:p>0.999747028453673</text:p>
          </table:table-cell>
          <table:table-cell table:style-name="ce2" table:formula="of:=IF(MOD([.A39]; 2) = 0;COS(5/10000^([.A39]/64)); SIN(5/10000^([.A39]/64)))" office:value-type="float" office:value="0.999604741333459" calcext:value-type="float">
            <text:p>0.999604741333459</text:p>
          </table:table-cell>
          <table:table-cell table:style-name="ce2" table:formula="of:=IF(MOD([.A39]; 2) = 0;COS(6/10000^([.A39]/64)); SIN(6/10000^([.A39]/64)))" office:value-type="float" office:value="0.99943084401912" calcext:value-type="float">
            <text:p>0.99943084401912</text:p>
          </table:table-cell>
          <table:table-cell table:style-name="ce2" table:formula="of:=IF(MOD([.A39]; 2) = 0;COS(7/10000^([.A39]/64)); SIN(7/10000^([.A39]/64)))" office:value-type="float" office:value="0.999225342009758" calcext:value-type="float">
            <text:p>0.999225342009758</text:p>
          </table:table-cell>
          <table:table-cell table:style-name="ce2" table:formula="of:=IF(MOD([.A39]; 2) = 0;COS(8/10000^([.A39]/64)); SIN(8/10000^([.A39]/64)))" office:value-type="float" office:value="0.9989882418039" calcext:value-type="float">
            <text:p>0.99898824180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IF(MOD([.A40]; 2) = 0;COS(1/10000^([.A40]/64)); SIN(1/10000^([.A40]/64)))" office:value-type="float" office:value="0.00486965600531504" calcext:value-type="float">
            <text:p>0.00486965600531504</text:p>
          </table:table-cell>
          <table:table-cell table:style-name="ce2" table:formula="of:=IF(MOD([.A40]; 2) = 0;COS(2/10000^([.A40]/64)); SIN(2/10000^([.A40]/64)))" office:value-type="float" office:value="0.00973919653311621" calcext:value-type="float">
            <text:p>0.00973919653311621</text:p>
          </table:table-cell>
          <table:table-cell table:style-name="ce2" table:formula="of:=IF(MOD([.A40]; 2) = 0;COS(3/10000^([.A40]/64)); SIN(3/10000^([.A40]/64)))" office:value-type="float" office:value="0.0146085061086281" calcext:value-type="float">
            <text:p>0.0146085061086281</text:p>
          </table:table-cell>
          <table:table-cell table:style-name="ce2" table:formula="of:=IF(MOD([.A40]; 2) = 0;COS(4/10000^([.A40]/64)); SIN(4/10000^([.A40]/64)))" office:value-type="float" office:value="0.0194774692625518" calcext:value-type="float">
            <text:p>0.0194774692625518</text:p>
          </table:table-cell>
          <table:table-cell table:style-name="ce2" table:formula="of:=IF(MOD([.A40]; 2) = 0;COS(5/10000^([.A40]/64)); SIN(5/10000^([.A40]/64)))" office:value-type="float" office:value="0.0243459705338037" calcext:value-type="float">
            <text:p>0.0243459705338037</text:p>
          </table:table-cell>
          <table:table-cell table:style-name="ce2" table:formula="of:=IF(MOD([.A40]; 2) = 0;COS(6/10000^([.A40]/64)); SIN(6/10000^([.A40]/64)))" office:value-type="float" office:value="0.0292138944722529" calcext:value-type="float">
            <text:p>0.0292138944722529</text:p>
          </table:table-cell>
          <table:table-cell table:style-name="ce2" table:formula="of:=IF(MOD([.A40]; 2) = 0;COS(7/10000^([.A40]/64)); SIN(7/10000^([.A40]/64)))" office:value-type="float" office:value="0.0340811256414592" calcext:value-type="float">
            <text:p>0.0340811256414592</text:p>
          </table:table-cell>
          <table:table-cell table:style-name="ce2" table:formula="of:=IF(MOD([.A40]; 2) = 0;COS(8/10000^([.A40]/64)); SIN(8/10000^([.A40]/64)))" office:value-type="float" office:value="0.0389475486214105" calcext:value-type="float">
            <text:p>0.03894754862141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IF(MOD([.A41]; 2) = 0;COS(1/10000^([.A41]/64)); SIN(1/10000^([.A41]/64)))" office:value-type="float" office:value="0.999991108616126" calcext:value-type="float">
            <text:p>0.999991108616126</text:p>
          </table:table-cell>
          <table:table-cell table:style-name="ce2" table:formula="of:=IF(MOD([.A41]; 2) = 0;COS(2/10000^([.A41]/64)); SIN(2/10000^([.A41]/64)))" office:value-type="float" office:value="0.999964434622617" calcext:value-type="float">
            <text:p>0.999964434622617</text:p>
          </table:table-cell>
          <table:table-cell table:style-name="ce2" table:formula="of:=IF(MOD([.A41]; 2) = 0;COS(3/10000^([.A41]/64)); SIN(3/10000^([.A41]/64)))" office:value-type="float" office:value="0.999919978493811" calcext:value-type="float">
            <text:p>0.999919978493811</text:p>
          </table:table-cell>
          <table:table-cell table:style-name="ce2" table:formula="of:=IF(MOD([.A41]; 2) = 0;COS(4/10000^([.A41]/64)); SIN(4/10000^([.A41]/64)))" office:value-type="float" office:value="0.999857741020261" calcext:value-type="float">
            <text:p>0.999857741020261</text:p>
          </table:table-cell>
          <table:table-cell table:style-name="ce2" table:formula="of:=IF(MOD([.A41]; 2) = 0;COS(5/10000^([.A41]/64)); SIN(5/10000^([.A41]/64)))" office:value-type="float" office:value="0.999777723308721" calcext:value-type="float">
            <text:p>0.999777723308721</text:p>
          </table:table-cell>
          <table:table-cell table:style-name="ce2" table:formula="of:=IF(MOD([.A41]; 2) = 0;COS(6/10000^([.A41]/64)); SIN(6/10000^([.A41]/64)))" office:value-type="float" office:value="0.999679926782128" calcext:value-type="float">
            <text:p>0.999679926782128</text:p>
          </table:table-cell>
          <table:table-cell table:style-name="ce2" table:formula="of:=IF(MOD([.A41]; 2) = 0;COS(7/10000^([.A41]/64)); SIN(7/10000^([.A41]/64)))" office:value-type="float" office:value="0.999564353179574" calcext:value-type="float">
            <text:p>0.999564353179574</text:p>
          </table:table-cell>
          <table:table-cell table:style-name="ce2" table:formula="of:=IF(MOD([.A41]; 2) = 0;COS(8/10000^([.A41]/64)); SIN(8/10000^([.A41]/64)))" office:value-type="float" office:value="0.999431004556279" calcext:value-type="float">
            <text:p>0.9994310045562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IF(MOD([.A42]; 2) = 0;COS(1/10000^([.A42]/64)); SIN(1/10000^([.A42]/64)))" office:value-type="float" office:value="0.00365173315642837" calcext:value-type="float">
            <text:p>0.00365173315642837</text:p>
          </table:table-cell>
          <table:table-cell table:style-name="ce2" table:formula="of:=IF(MOD([.A42]; 2) = 0;COS(2/10000^([.A42]/64)); SIN(2/10000^([.A42]/64)))" office:value-type="float" office:value="0.00730341761626657" calcext:value-type="float">
            <text:p>0.00730341761626657</text:p>
          </table:table-cell>
          <table:table-cell table:style-name="ce2" table:formula="of:=IF(MOD([.A42]; 2) = 0;COS(3/10000^([.A42]/64)); SIN(3/10000^([.A42]/64)))" office:value-type="float" office:value="0.0109550046835738" calcext:value-type="float">
            <text:p>0.0109550046835738</text:p>
          </table:table-cell>
          <table:table-cell table:style-name="ce2" table:formula="of:=IF(MOD([.A42]; 2) = 0;COS(4/10000^([.A42]/64)); SIN(4/10000^([.A42]/64)))" office:value-type="float" office:value="0.014606445663708" calcext:value-type="float">
            <text:p>0.014606445663708</text:p>
          </table:table-cell>
          <table:table-cell table:style-name="ce2" table:formula="of:=IF(MOD([.A42]; 2) = 0;COS(5/10000^([.A42]/64)); SIN(5/10000^([.A42]/64)))" office:value-type="float" office:value="0.0182576918639753" calcext:value-type="float">
            <text:p>0.0182576918639753</text:p>
          </table:table-cell>
          <table:table-cell table:style-name="ce2" table:formula="of:=IF(MOD([.A42]; 2) = 0;COS(6/10000^([.A42]/64)); SIN(6/10000^([.A42]/64)))" office:value-type="float" office:value="0.0219086945942791" calcext:value-type="float">
            <text:p>0.0219086945942791</text:p>
          </table:table-cell>
          <table:table-cell table:style-name="ce2" table:formula="of:=IF(MOD([.A42]; 2) = 0;COS(7/10000^([.A42]/64)); SIN(7/10000^([.A42]/64)))" office:value-type="float" office:value="0.0255594051677697" calcext:value-type="float">
            <text:p>0.0255594051677697</text:p>
          </table:table-cell>
          <table:table-cell table:style-name="ce2" table:formula="of:=IF(MOD([.A42]; 2) = 0;COS(8/10000^([.A42]/64)); SIN(8/10000^([.A42]/64)))" office:value-type="float" office:value="0.0292097749014931" calcext:value-type="float">
            <text:p>0.02920977490149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IF(MOD([.A43]; 2) = 0;COS(1/10000^([.A43]/64)); SIN(1/10000^([.A43]/64)))" office:value-type="float" office:value="0.999995000004167" calcext:value-type="float">
            <text:p>0.999995000004167</text:p>
          </table:table-cell>
          <table:table-cell table:style-name="ce2" table:formula="of:=IF(MOD([.A43]; 2) = 0;COS(2/10000^([.A43]/64)); SIN(2/10000^([.A43]/64)))" office:value-type="float" office:value="0.999980000066667" calcext:value-type="float">
            <text:p>0.999980000066667</text:p>
          </table:table-cell>
          <table:table-cell table:style-name="ce2" table:formula="of:=IF(MOD([.A43]; 2) = 0;COS(3/10000^([.A43]/64)); SIN(3/10000^([.A43]/64)))" office:value-type="float" office:value="0.999955000337499" calcext:value-type="float">
            <text:p>0.999955000337499</text:p>
          </table:table-cell>
          <table:table-cell table:style-name="ce2" table:formula="of:=IF(MOD([.A43]; 2) = 0;COS(4/10000^([.A43]/64)); SIN(4/10000^([.A43]/64)))" office:value-type="float" office:value="0.999920001066661" calcext:value-type="float">
            <text:p>0.999920001066661</text:p>
          </table:table-cell>
          <table:table-cell table:style-name="ce2" table:formula="of:=IF(MOD([.A43]; 2) = 0;COS(5/10000^([.A43]/64)); SIN(5/10000^([.A43]/64)))" office:value-type="float" office:value="0.999875002604145" calcext:value-type="float">
            <text:p>0.999875002604145</text:p>
          </table:table-cell>
          <table:table-cell table:style-name="ce2" table:formula="of:=IF(MOD([.A43]; 2) = 0;COS(6/10000^([.A43]/64)); SIN(6/10000^([.A43]/64)))" office:value-type="float" office:value="0.999820005399935" calcext:value-type="float">
            <text:p>0.999820005399935</text:p>
          </table:table-cell>
          <table:table-cell table:style-name="ce2" table:formula="of:=IF(MOD([.A43]; 2) = 0;COS(7/10000^([.A43]/64)); SIN(7/10000^([.A43]/64)))" office:value-type="float" office:value="0.999755010004003" calcext:value-type="float">
            <text:p>0.999755010004003</text:p>
          </table:table-cell>
          <table:table-cell table:style-name="ce2" table:formula="of:=IF(MOD([.A43]; 2) = 0;COS(8/10000^([.A43]/64)); SIN(8/10000^([.A43]/64)))" office:value-type="float" office:value="0.999680017066303" calcext:value-type="float">
            <text:p>0.9996800170663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IF(MOD([.A44]; 2) = 0;COS(1/10000^([.A44]/64)); SIN(1/10000^([.A44]/64)))" office:value-type="float" office:value="0.00273841621172393" calcext:value-type="float">
            <text:p>0.00273841621172393</text:p>
          </table:table-cell>
          <table:table-cell table:style-name="ce2" table:formula="of:=IF(MOD([.A44]; 2) = 0;COS(2/10000^([.A44]/64)); SIN(2/10000^([.A44]/64)))" office:value-type="float" office:value="0.0054768118882361" calcext:value-type="float">
            <text:p>0.0054768118882361</text:p>
          </table:table-cell>
          <table:table-cell table:style-name="ce2" table:formula="of:=IF(MOD([.A44]; 2) = 0;COS(3/10000^([.A44]/64)); SIN(3/10000^([.A44]/64)))" office:value-type="float" office:value="0.00821516649447873" calcext:value-type="float">
            <text:p>0.00821516649447873</text:p>
          </table:table-cell>
          <table:table-cell table:style-name="ce2" table:formula="of:=IF(MOD([.A44]; 2) = 0;COS(4/10000^([.A44]/64)); SIN(4/10000^([.A44]/64)))" office:value-type="float" office:value="0.010953459495702" calcext:value-type="float">
            <text:p>0.010953459495702</text:p>
          </table:table-cell>
          <table:table-cell table:style-name="ce2" table:formula="of:=IF(MOD([.A44]; 2) = 0;COS(5/10000^([.A44]/64)); SIN(5/10000^([.A44]/64)))" office:value-type="float" office:value="0.0136916703576182" calcext:value-type="float">
            <text:p>0.0136916703576182</text:p>
          </table:table-cell>
          <table:table-cell table:style-name="ce2" table:formula="of:=IF(MOD([.A44]; 2) = 0;COS(6/10000^([.A44]/64)); SIN(6/10000^([.A44]/64)))" office:value-type="float" office:value="0.0164297785465553" calcext:value-type="float">
            <text:p>0.0164297785465553</text:p>
          </table:table-cell>
          <table:table-cell table:style-name="ce2" table:formula="of:=IF(MOD([.A44]; 2) = 0;COS(7/10000^([.A44]/64)); SIN(7/10000^([.A44]/64)))" office:value-type="float" office:value="0.0191677635296115" calcext:value-type="float">
            <text:p>0.0191677635296115</text:p>
          </table:table-cell>
          <table:table-cell table:style-name="ce2" table:formula="of:=IF(MOD([.A44]; 2) = 0;COS(8/10000^([.A44]/64)); SIN(8/10000^([.A44]/64)))" office:value-type="float" office:value="0.0219056047748088" calcext:value-type="float">
            <text:p>0.02190560477480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IF(MOD([.A45]; 2) = 0;COS(1/10000^([.A45]/64)); SIN(1/10000^([.A45]/64)))" office:value-type="float" office:value="0.999997188294692" calcext:value-type="float">
            <text:p>0.999997188294692</text:p>
          </table:table-cell>
          <table:table-cell table:style-name="ce2" table:formula="of:=IF(MOD([.A45]; 2) = 0;COS(2/10000^([.A45]/64)); SIN(2/10000^([.A45]/64)))" office:value-type="float" office:value="0.999988753194578" calcext:value-type="float">
            <text:p>0.999988753194578</text:p>
          </table:table-cell>
          <table:table-cell table:style-name="ce2" table:formula="of:=IF(MOD([.A45]; 2) = 0;COS(3/10000^([.A45]/64)); SIN(3/10000^([.A45]/64)))" office:value-type="float" office:value="0.999974694747093" calcext:value-type="float">
            <text:p>0.999974694747093</text:p>
          </table:table-cell>
          <table:table-cell table:style-name="ce2" table:formula="of:=IF(MOD([.A45]; 2) = 0;COS(4/10000^([.A45]/64)); SIN(4/10000^([.A45]/64)))" office:value-type="float" office:value="0.999955013031293" calcext:value-type="float">
            <text:p>0.999955013031293</text:p>
          </table:table-cell>
          <table:table-cell table:style-name="ce2" table:formula="of:=IF(MOD([.A45]; 2) = 0;COS(5/10000^([.A45]/64)); SIN(5/10000^([.A45]/64)))" office:value-type="float" office:value="0.999929708157857" calcext:value-type="float">
            <text:p>0.999929708157857</text:p>
          </table:table-cell>
          <table:table-cell table:style-name="ce2" table:formula="of:=IF(MOD([.A45]; 2) = 0;COS(6/10000^([.A45]/64)); SIN(6/10000^([.A45]/64)))" office:value-type="float" office:value="0.999898780269084" calcext:value-type="float">
            <text:p>0.999898780269084</text:p>
          </table:table-cell>
          <table:table-cell table:style-name="ce2" table:formula="of:=IF(MOD([.A45]; 2) = 0;COS(7/10000^([.A45]/64)); SIN(7/10000^([.A45]/64)))" office:value-type="float" office:value="0.999862229538894" calcext:value-type="float">
            <text:p>0.999862229538894</text:p>
          </table:table-cell>
          <table:table-cell table:style-name="ce2" table:formula="of:=IF(MOD([.A45]; 2) = 0;COS(8/10000^([.A45]/64)); SIN(8/10000^([.A45]/64)))" office:value-type="float" office:value="0.999820056172828" calcext:value-type="float">
            <text:p>0.9998200561728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IF(MOD([.A46]; 2) = 0;COS(1/10000^([.A46]/64)); SIN(1/10000^([.A46]/64)))" office:value-type="float" office:value="0.00205352358318358" calcext:value-type="float">
            <text:p>0.00205352358318358</text:p>
          </table:table-cell>
          <table:table-cell table:style-name="ce2" table:formula="of:=IF(MOD([.A46]; 2) = 0;COS(2/10000^([.A46]/64)); SIN(2/10000^([.A46]/64)))" office:value-type="float" office:value="0.00410703850673305" calcext:value-type="float">
            <text:p>0.00410703850673305</text:p>
          </table:table-cell>
          <table:table-cell table:style-name="ce2" table:formula="of:=IF(MOD([.A46]; 2) = 0;COS(3/10000^([.A46]/64)); SIN(3/10000^([.A46]/64)))" office:value-type="float" office:value="0.00616053611105084" calcext:value-type="float">
            <text:p>0.00616053611105084</text:p>
          </table:table-cell>
          <table:table-cell table:style-name="ce2" table:formula="of:=IF(MOD([.A46]; 2) = 0;COS(4/10000^([.A46]/64)); SIN(4/10000^([.A46]/64)))" office:value-type="float" office:value="0.00821400773661237" calcext:value-type="float">
            <text:p>0.00821400773661237</text:p>
          </table:table-cell>
          <table:table-cell table:style-name="ce2" table:formula="of:=IF(MOD([.A46]; 2) = 0;COS(5/10000^([.A46]/64)); SIN(5/10000^([.A46]/64)))" office:value-type="float" office:value="0.0102674447240027" calcext:value-type="float">
            <text:p>0.0102674447240027</text:p>
          </table:table-cell>
          <table:table-cell table:style-name="ce2" table:formula="of:=IF(MOD([.A46]; 2) = 0;COS(6/10000^([.A46]/64)); SIN(6/10000^([.A46]/64)))" office:value-type="float" office:value="0.0123208384139528" calcext:value-type="float">
            <text:p>0.0123208384139528</text:p>
          </table:table-cell>
          <table:table-cell table:style-name="ce2" table:formula="of:=IF(MOD([.A46]; 2) = 0;COS(7/10000^([.A46]/64)); SIN(7/10000^([.A46]/64)))" office:value-type="float" office:value="0.0143741801473764" calcext:value-type="float">
            <text:p>0.0143741801473764</text:p>
          </table:table-cell>
          <table:table-cell table:style-name="ce2" table:formula="of:=IF(MOD([.A46]; 2) = 0;COS(8/10000^([.A46]/64)); SIN(8/10000^([.A46]/64)))" office:value-type="float" office:value="0.0164274612654062" calcext:value-type="float">
            <text:p>0.01642746126540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IF(MOD([.A47]; 2) = 0;COS(1/10000^([.A47]/64)); SIN(1/10000^([.A47]/64)))" office:value-type="float" office:value="0.999998418861587" calcext:value-type="float">
            <text:p>0.999998418861587</text:p>
          </table:table-cell>
          <table:table-cell table:style-name="ce2" table:formula="of:=IF(MOD([.A47]; 2) = 0;COS(2/10000^([.A47]/64)); SIN(2/10000^([.A47]/64)))" office:value-type="float" office:value="0.999993675451346" calcext:value-type="float">
            <text:p>0.999993675451346</text:p>
          </table:table-cell>
          <table:table-cell table:style-name="ce2" table:formula="of:=IF(MOD([.A47]; 2) = 0;COS(3/10000^([.A47]/64)); SIN(3/10000^([.A47]/64)))" office:value-type="float" office:value="0.999985769784279" calcext:value-type="float">
            <text:p>0.999985769784279</text:p>
          </table:table-cell>
          <table:table-cell table:style-name="ce2" table:formula="of:=IF(MOD([.A47]; 2) = 0;COS(4/10000^([.A47]/64)); SIN(4/10000^([.A47]/64)))" office:value-type="float" office:value="0.999974701885385" calcext:value-type="float">
            <text:p>0.999974701885385</text:p>
          </table:table-cell>
          <table:table-cell table:style-name="ce2" table:formula="of:=IF(MOD([.A47]; 2) = 0;COS(5/10000^([.A47]/64)); SIN(5/10000^([.A47]/64)))" office:value-type="float" office:value="0.999960471789664" calcext:value-type="float">
            <text:p>0.999960471789664</text:p>
          </table:table-cell>
          <table:table-cell table:style-name="ce2" table:formula="of:=IF(MOD([.A47]; 2) = 0;COS(6/10000^([.A47]/64)); SIN(6/10000^([.A47]/64)))" office:value-type="float" office:value="0.999943079542115" calcext:value-type="float">
            <text:p>0.999943079542115</text:p>
          </table:table-cell>
          <table:table-cell table:style-name="ce2" table:formula="of:=IF(MOD([.A47]; 2) = 0;COS(7/10000^([.A47]/64)); SIN(7/10000^([.A47]/64)))" office:value-type="float" office:value="0.999922525197737" calcext:value-type="float">
            <text:p>0.999922525197737</text:p>
          </table:table-cell>
          <table:table-cell table:style-name="ce2" table:formula="of:=IF(MOD([.A47]; 2) = 0;COS(8/10000^([.A47]/64)); SIN(8/10000^([.A47]/64)))" office:value-type="float" office:value="0.99989880882153" calcext:value-type="float">
            <text:p>0.99989880882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IF(MOD([.A48]; 2) = 0;COS(1/10000^([.A48]/64)); SIN(1/10000^([.A48]/64)))" office:value-type="float" office:value="0.00153992591743602" calcext:value-type="float">
            <text:p>0.00153992591743602</text:p>
          </table:table-cell>
          <table:table-cell table:style-name="ce2" table:formula="of:=IF(MOD([.A48]; 2) = 0;COS(2/10000^([.A48]/64)); SIN(2/10000^([.A48]/64)))" office:value-type="float" office:value="0.00307984818313293" calcext:value-type="float">
            <text:p>0.00307984818313293</text:p>
          </table:table-cell>
          <table:table-cell table:style-name="ce2" table:formula="of:=IF(MOD([.A48]; 2) = 0;COS(3/10000^([.A48]/64)); SIN(3/10000^([.A48]/64)))" office:value-type="float" office:value="0.00461976314536029" calcext:value-type="float">
            <text:p>0.00461976314536029</text:p>
          </table:table-cell>
          <table:table-cell table:style-name="ce2" table:formula="of:=IF(MOD([.A48]; 2) = 0;COS(4/10000^([.A48]/64)); SIN(4/10000^([.A48]/64)))" office:value-type="float" office:value="0.00615966715240496" calcext:value-type="float">
            <text:p>0.00615966715240496</text:p>
          </table:table-cell>
          <table:table-cell table:style-name="ce2" table:formula="of:=IF(MOD([.A48]; 2) = 0;COS(5/10000^([.A48]/64)); SIN(5/10000^([.A48]/64)))" office:value-type="float" office:value="0.00769955655257979" calcext:value-type="float">
            <text:p>0.00769955655257979</text:p>
          </table:table-cell>
          <table:table-cell table:style-name="ce2" table:formula="of:=IF(MOD([.A48]; 2) = 0;COS(6/10000^([.A48]/64)); SIN(6/10000^([.A48]/64)))" office:value-type="float" office:value="0.00923942769423228" calcext:value-type="float">
            <text:p>0.00923942769423228</text:p>
          </table:table-cell>
          <table:table-cell table:style-name="ce2" table:formula="of:=IF(MOD([.A48]; 2) = 0;COS(7/10000^([.A48]/64)); SIN(7/10000^([.A48]/64)))" office:value-type="float" office:value="0.0107792769257532" calcext:value-type="float">
            <text:p>0.0107792769257532</text:p>
          </table:table-cell>
          <table:table-cell table:style-name="ce2" table:formula="of:=IF(MOD([.A48]; 2) = 0;COS(8/10000^([.A48]/64)); SIN(8/10000^([.A48]/64)))" office:value-type="float" office:value="0.0123191005955853" calcext:value-type="float">
            <text:p>0.01231910059558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IF(MOD([.A49]; 2) = 0;COS(1/10000^([.A49]/64)); SIN(1/10000^([.A49]/64)))" office:value-type="float" office:value="0.999999110860427" calcext:value-type="float">
            <text:p>0.999999110860427</text:p>
          </table:table-cell>
          <table:table-cell table:style-name="ce2" table:formula="of:=IF(MOD([.A49]; 2) = 0;COS(2/10000^([.A49]/64)); SIN(2/10000^([.A49]/64)))" office:value-type="float" office:value="0.999996443443288" calcext:value-type="float">
            <text:p>0.999996443443288</text:p>
          </table:table-cell>
          <table:table-cell table:style-name="ce2" table:formula="of:=IF(MOD([.A49]; 2) = 0;COS(3/10000^([.A49]/64)); SIN(3/10000^([.A49]/64)))" office:value-type="float" office:value="0.999991997753327" calcext:value-type="float">
            <text:p>0.999991997753327</text:p>
          </table:table-cell>
          <table:table-cell table:style-name="ce2" table:formula="of:=IF(MOD([.A49]; 2) = 0;COS(4/10000^([.A49]/64)); SIN(4/10000^([.A49]/64)))" office:value-type="float" office:value="0.999985773798451" calcext:value-type="float">
            <text:p>0.999985773798451</text:p>
          </table:table-cell>
          <table:table-cell table:style-name="ce2" table:formula="of:=IF(MOD([.A49]; 2) = 0;COS(5/10000^([.A49]/64)); SIN(5/10000^([.A49]/64)))" office:value-type="float" office:value="0.999977771589725" calcext:value-type="float">
            <text:p>0.999977771589725</text:p>
          </table:table-cell>
          <table:table-cell table:style-name="ce2" table:formula="of:=IF(MOD([.A49]; 2) = 0;COS(6/10000^([.A49]/64)); SIN(6/10000^([.A49]/64)))" office:value-type="float" office:value="0.999967991141382" calcext:value-type="float">
            <text:p>0.999967991141382</text:p>
          </table:table-cell>
          <table:table-cell table:style-name="ce2" table:formula="of:=IF(MOD([.A49]; 2) = 0;COS(7/10000^([.A49]/64)); SIN(7/10000^([.A49]/64)))" office:value-type="float" office:value="0.999956432470813" calcext:value-type="float">
            <text:p>0.999956432470813</text:p>
          </table:table-cell>
          <table:table-cell table:style-name="ce2" table:formula="of:=IF(MOD([.A49]; 2) = 0;COS(8/10000^([.A49]/64)); SIN(8/10000^([.A49]/64)))" office:value-type="float" office:value="0.999943095598572" calcext:value-type="float">
            <text:p>0.9999430955985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IF(MOD([.A50]; 2) = 0;COS(1/10000^([.A50]/64)); SIN(1/10000^([.A50]/64)))" office:value-type="float" office:value="0.00115478172803505" calcext:value-type="float">
            <text:p>0.00115478172803505</text:p>
          </table:table-cell>
          <table:table-cell table:style-name="ce2" table:formula="of:=IF(MOD([.A50]; 2) = 0;COS(2/10000^([.A50]/64)); SIN(2/10000^([.A50]/64)))" office:value-type="float" office:value="0.0023095619161441" calcext:value-type="float">
            <text:p>0.0023095619161441</text:p>
          </table:table-cell>
          <table:table-cell table:style-name="ce2" table:formula="of:=IF(MOD([.A50]; 2) = 0;COS(3/10000^([.A50]/64)); SIN(3/10000^([.A50]/64)))" office:value-type="float" office:value="0.00346433902440317" calcext:value-type="float">
            <text:p>0.00346433902440317</text:p>
          </table:table-cell>
          <table:table-cell table:style-name="ce2" table:formula="of:=IF(MOD([.A50]; 2) = 0;COS(4/10000^([.A50]/64)); SIN(4/10000^([.A50]/64)))" office:value-type="float" office:value="0.00461911151289241" calcext:value-type="float">
            <text:p>0.00461911151289241</text:p>
          </table:table-cell>
          <table:table-cell table:style-name="ce2" table:formula="of:=IF(MOD([.A50]; 2) = 0;COS(5/10000^([.A50]/64)); SIN(5/10000^([.A50]/64)))" office:value-type="float" office:value="0.00577387784169814" calcext:value-type="float">
            <text:p>0.00577387784169814</text:p>
          </table:table-cell>
          <table:table-cell table:style-name="ce2" table:formula="of:=IF(MOD([.A50]; 2) = 0;COS(6/10000^([.A50]/64)); SIN(6/10000^([.A50]/64)))" office:value-type="float" office:value="0.00692863647091488" calcext:value-type="float">
            <text:p>0.00692863647091488</text:p>
          </table:table-cell>
          <table:table-cell table:style-name="ce2" table:formula="of:=IF(MOD([.A50]; 2) = 0;COS(7/10000^([.A50]/64)); SIN(7/10000^([.A50]/64)))" office:value-type="float" office:value="0.00808338586064741" calcext:value-type="float">
            <text:p>0.00808338586064741</text:p>
          </table:table-cell>
          <table:table-cell table:style-name="ce2" table:formula="of:=IF(MOD([.A50]; 2) = 0;COS(8/10000^([.A50]/64)); SIN(8/10000^([.A50]/64)))" office:value-type="float" office:value="0.00923812447101286" calcext:value-type="float">
            <text:p>0.009238124471012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IF(MOD([.A51]; 2) = 0;COS(1/10000^([.A51]/64)); SIN(1/10000^([.A51]/64)))" office:value-type="float" office:value="0.999999500000042" calcext:value-type="float">
            <text:p>0.999999500000042</text:p>
          </table:table-cell>
          <table:table-cell table:style-name="ce2" table:formula="of:=IF(MOD([.A51]; 2) = 0;COS(2/10000^([.A51]/64)); SIN(2/10000^([.A51]/64)))" office:value-type="float" office:value="0.999998000000667" calcext:value-type="float">
            <text:p>0.999998000000667</text:p>
          </table:table-cell>
          <table:table-cell table:style-name="ce2" table:formula="of:=IF(MOD([.A51]; 2) = 0;COS(3/10000^([.A51]/64)); SIN(3/10000^([.A51]/64)))" office:value-type="float" office:value="0.999995500003375" calcext:value-type="float">
            <text:p>0.999995500003375</text:p>
          </table:table-cell>
          <table:table-cell table:style-name="ce2" table:formula="of:=IF(MOD([.A51]; 2) = 0;COS(4/10000^([.A51]/64)); SIN(4/10000^([.A51]/64)))" office:value-type="float" office:value="0.999992000010667" calcext:value-type="float">
            <text:p>0.999992000010667</text:p>
          </table:table-cell>
          <table:table-cell table:style-name="ce2" table:formula="of:=IF(MOD([.A51]; 2) = 0;COS(5/10000^([.A51]/64)); SIN(5/10000^([.A51]/64)))" office:value-type="float" office:value="0.999987500026042" calcext:value-type="float">
            <text:p>0.999987500026042</text:p>
          </table:table-cell>
          <table:table-cell table:style-name="ce2" table:formula="of:=IF(MOD([.A51]; 2) = 0;COS(6/10000^([.A51]/64)); SIN(6/10000^([.A51]/64)))" office:value-type="float" office:value="0.999982000054" calcext:value-type="float">
            <text:p>0.999982000054</text:p>
          </table:table-cell>
          <table:table-cell table:style-name="ce2" table:formula="of:=IF(MOD([.A51]; 2) = 0;COS(7/10000^([.A51]/64)); SIN(7/10000^([.A51]/64)))" office:value-type="float" office:value="0.999975500100041" calcext:value-type="float">
            <text:p>0.999975500100041</text:p>
          </table:table-cell>
          <table:table-cell table:style-name="ce2" table:formula="of:=IF(MOD([.A51]; 2) = 0;COS(8/10000^([.A51]/64)); SIN(8/10000^([.A51]/64)))" office:value-type="float" office:value="0.999968000170666" calcext:value-type="float">
            <text:p>0.9999680001706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IF(MOD([.A52]; 2) = 0;COS(1/10000^([.A52]/64)); SIN(1/10000^([.A52]/64)))" office:value-type="float" office:value="0.000865964215129798" calcext:value-type="float">
            <text:p>0.000865964215129798</text:p>
          </table:table-cell>
          <table:table-cell table:style-name="ce2" table:formula="of:=IF(MOD([.A52]; 2) = 0;COS(2/10000^([.A52]/64)); SIN(2/10000^([.A52]/64)))" office:value-type="float" office:value="0.00173192778087809" calcext:value-type="float">
            <text:p>0.00173192778087809</text:p>
          </table:table-cell>
          <table:table-cell table:style-name="ce2" table:formula="of:=IF(MOD([.A52]; 2) = 0;COS(3/10000^([.A52]/64)); SIN(3/10000^([.A52]/64)))" office:value-type="float" office:value="0.00259789004786384" calcext:value-type="float">
            <text:p>0.00259789004786384</text:p>
          </table:table-cell>
          <table:table-cell table:style-name="ce2" table:formula="of:=IF(MOD([.A52]; 2) = 0;COS(4/10000^([.A52]/64)); SIN(4/10000^([.A52]/64)))" office:value-type="float" office:value="0.00346385036670701" calcext:value-type="float">
            <text:p>0.00346385036670701</text:p>
          </table:table-cell>
          <table:table-cell table:style-name="ce2" table:formula="of:=IF(MOD([.A52]; 2) = 0;COS(5/10000^([.A52]/64)); SIN(5/10000^([.A52]/64)))" office:value-type="float" office:value="0.00432980808802902" calcext:value-type="float">
            <text:p>0.00432980808802902</text:p>
          </table:table-cell>
          <table:table-cell table:style-name="ce2" table:formula="of:=IF(MOD([.A52]; 2) = 0;COS(6/10000^([.A52]/64)); SIN(6/10000^([.A52]/64)))" office:value-type="float" office:value="0.00519576256245321" calcext:value-type="float">
            <text:p>0.00519576256245321</text:p>
          </table:table-cell>
          <table:table-cell table:style-name="ce2" table:formula="of:=IF(MOD([.A52]; 2) = 0;COS(7/10000^([.A52]/64)); SIN(7/10000^([.A52]/64)))" office:value-type="float" office:value="0.00606171314060539" calcext:value-type="float">
            <text:p>0.00606171314060539</text:p>
          </table:table-cell>
          <table:table-cell table:style-name="ce2" table:formula="of:=IF(MOD([.A52]; 2) = 0;COS(8/10000^([.A52]/64)); SIN(8/10000^([.A52]/64)))" office:value-type="float" office:value="0.00692765917311427" calcext:value-type="float">
            <text:p>0.006927659173114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IF(MOD([.A53]; 2) = 0;COS(1/10000^([.A53]/64)); SIN(1/10000^([.A53]/64)))" office:value-type="float" office:value="0.999999718829351" calcext:value-type="float">
            <text:p>0.999999718829351</text:p>
          </table:table-cell>
          <table:table-cell table:style-name="ce2" table:formula="of:=IF(MOD([.A53]; 2) = 0;COS(2/10000^([.A53]/64)); SIN(2/10000^([.A53]/64)))" office:value-type="float" office:value="0.99999887531756" calcext:value-type="float">
            <text:p>0.99999887531756</text:p>
          </table:table-cell>
          <table:table-cell table:style-name="ce2" table:formula="of:=IF(MOD([.A53]; 2) = 0;COS(3/10000^([.A53]/64)); SIN(3/10000^([.A53]/64)))" office:value-type="float" office:value="0.999997469465104" calcext:value-type="float">
            <text:p>0.999997469465104</text:p>
          </table:table-cell>
          <table:table-cell table:style-name="ce2" table:formula="of:=IF(MOD([.A53]; 2) = 0;COS(4/10000^([.A53]/64)); SIN(4/10000^([.A53]/64)))" office:value-type="float" office:value="0.999995501272772" calcext:value-type="float">
            <text:p>0.999995501272772</text:p>
          </table:table-cell>
          <table:table-cell table:style-name="ce2" table:formula="of:=IF(MOD([.A53]; 2) = 0;COS(5/10000^([.A53]/64)); SIN(5/10000^([.A53]/64)))" office:value-type="float" office:value="0.99999297074167" calcext:value-type="float">
            <text:p>0.99999297074167</text:p>
          </table:table-cell>
          <table:table-cell table:style-name="ce2" table:formula="of:=IF(MOD([.A53]; 2) = 0;COS(6/10000^([.A53]/64)); SIN(6/10000^([.A53]/64)))" office:value-type="float" office:value="0.999989877873223" calcext:value-type="float">
            <text:p>0.999989877873223</text:p>
          </table:table-cell>
          <table:table-cell table:style-name="ce2" table:formula="of:=IF(MOD([.A53]; 2) = 0;COS(7/10000^([.A53]/64)); SIN(7/10000^([.A53]/64)))" office:value-type="float" office:value="0.999986222669169" calcext:value-type="float">
            <text:p>0.999986222669169</text:p>
          </table:table-cell>
          <table:table-cell table:style-name="ce2" table:formula="of:=IF(MOD([.A53]; 2) = 0;COS(8/10000^([.A53]/64)); SIN(8/10000^([.A53]/64)))" office:value-type="float" office:value="0.999982005131563" calcext:value-type="float">
            <text:p>0.9999820051315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IF(MOD([.A54]; 2) = 0;COS(1/10000^([.A54]/64)); SIN(1/10000^([.A54]/64)))" office:value-type="float" office:value="0.000649381585935885" calcext:value-type="float">
            <text:p>0.000649381585935885</text:p>
          </table:table-cell>
          <table:table-cell table:style-name="ce2" table:formula="of:=IF(MOD([.A54]; 2) = 0;COS(2/10000^([.A54]/64)); SIN(2/10000^([.A54]/64)))" office:value-type="float" office:value="0.00129876289802984" calcext:value-type="float">
            <text:p>0.00129876289802984</text:p>
          </table:table-cell>
          <table:table-cell table:style-name="ce2" table:formula="of:=IF(MOD([.A54]; 2) = 0;COS(3/10000^([.A54]/64)); SIN(3/10000^([.A54]/64)))" office:value-type="float" office:value="0.00194814366244003" calcext:value-type="float">
            <text:p>0.00194814366244003</text:p>
          </table:table-cell>
          <table:table-cell table:style-name="ce2" table:formula="of:=IF(MOD([.A54]; 2) = 0;COS(4/10000^([.A54]/64)); SIN(4/10000^([.A54]/64)))" office:value-type="float" office:value="0.00259752360532489" calcext:value-type="float">
            <text:p>0.00259752360532489</text:p>
          </table:table-cell>
          <table:table-cell table:style-name="ce2" table:formula="of:=IF(MOD([.A54]; 2) = 0;COS(5/10000^([.A54]/64)); SIN(5/10000^([.A54]/64)))" office:value-type="float" office:value="0.00324690245284316" calcext:value-type="float">
            <text:p>0.00324690245284316</text:p>
          </table:table-cell>
          <table:table-cell table:style-name="ce2" table:formula="of:=IF(MOD([.A54]; 2) = 0;COS(6/10000^([.A54]/64)); SIN(6/10000^([.A54]/64)))" office:value-type="float" office:value="0.00389627993115407" calcext:value-type="float">
            <text:p>0.00389627993115407</text:p>
          </table:table-cell>
          <table:table-cell table:style-name="ce2" table:formula="of:=IF(MOD([.A54]; 2) = 0;COS(7/10000^([.A54]/64)); SIN(7/10000^([.A54]/64)))" office:value-type="float" office:value="0.00454565576641741" calcext:value-type="float">
            <text:p>0.00454565576641741</text:p>
          </table:table-cell>
          <table:table-cell table:style-name="ce2" table:formula="of:=IF(MOD([.A54]; 2) = 0;COS(8/10000^([.A54]/64)); SIN(8/10000^([.A54]/64)))" office:value-type="float" office:value="0.00519502968479368" calcext:value-type="float">
            <text:p>0.005195029684793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IF(MOD([.A55]; 2) = 0;COS(1/10000^([.A55]/64)); SIN(1/10000^([.A55]/64)))" office:value-type="float" office:value="0.999999841886121" calcext:value-type="float">
            <text:p>0.999999841886121</text:p>
          </table:table-cell>
          <table:table-cell table:style-name="ce2" table:formula="of:=IF(MOD([.A55]; 2) = 0;COS(2/10000^([.A55]/64)); SIN(2/10000^([.A55]/64)))" office:value-type="float" office:value="0.999999367544535" calcext:value-type="float">
            <text:p>0.999999367544535</text:p>
          </table:table-cell>
          <table:table-cell table:style-name="ce2" table:formula="of:=IF(MOD([.A55]; 2) = 0;COS(3/10000^([.A55]/64)); SIN(3/10000^([.A55]/64)))" office:value-type="float" office:value="0.99999857697539" calcext:value-type="float">
            <text:p>0.99999857697539</text:p>
          </table:table-cell>
          <table:table-cell table:style-name="ce2" table:formula="of:=IF(MOD([.A55]; 2) = 0;COS(4/10000^([.A55]/64)); SIN(4/10000^([.A55]/64)))" office:value-type="float" office:value="0.999997470178939" calcext:value-type="float">
            <text:p>0.999997470178939</text:p>
          </table:table-cell>
          <table:table-cell table:style-name="ce2" table:formula="of:=IF(MOD([.A55]; 2) = 0;COS(5/10000^([.A55]/64)); SIN(5/10000^([.A55]/64)))" office:value-type="float" office:value="0.999996047155529" calcext:value-type="float">
            <text:p>0.999996047155529</text:p>
          </table:table-cell>
          <table:table-cell table:style-name="ce2" table:formula="of:=IF(MOD([.A55]; 2) = 0;COS(6/10000^([.A55]/64)); SIN(6/10000^([.A55]/64)))" office:value-type="float" office:value="0.999994307905612" calcext:value-type="float">
            <text:p>0.999994307905612</text:p>
          </table:table-cell>
          <table:table-cell table:style-name="ce2" table:formula="of:=IF(MOD([.A55]; 2) = 0;COS(7/10000^([.A55]/64)); SIN(7/10000^([.A55]/64)))" office:value-type="float" office:value="0.999992252429737" calcext:value-type="float">
            <text:p>0.999992252429737</text:p>
          </table:table-cell>
          <table:table-cell table:style-name="ce2" table:formula="of:=IF(MOD([.A55]; 2) = 0;COS(8/10000^([.A55]/64)); SIN(8/10000^([.A55]/64)))" office:value-type="float" office:value="0.999989880728554" calcext:value-type="float">
            <text:p>0.9999898807285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IF(MOD([.A56]; 2) = 0;COS(1/10000^([.A56]/64)); SIN(1/10000^([.A56]/64)))" office:value-type="float" office:value="0.000486967505919497" calcext:value-type="float">
            <text:p>0.000486967505919497</text:p>
          </table:table-cell>
          <table:table-cell table:style-name="ce2" table:formula="of:=IF(MOD([.A56]; 2) = 0;COS(2/10000^([.A56]/64)); SIN(2/10000^([.A56]/64)))" office:value-type="float" office:value="0.000973934896360802" calcext:value-type="float">
            <text:p>0.000973934896360802</text:p>
          </table:table-cell>
          <table:table-cell table:style-name="ce2" table:formula="of:=IF(MOD([.A56]; 2) = 0;COS(3/10000^([.A56]/64)); SIN(3/10000^([.A56]/64)))" office:value-type="float" office:value="0.00146090205584575" calcext:value-type="float">
            <text:p>0.00146090205584575</text:p>
          </table:table-cell>
          <table:table-cell table:style-name="ce2" table:formula="of:=IF(MOD([.A56]; 2) = 0;COS(4/10000^([.A56]/64)); SIN(4/10000^([.A56]/64)))" office:value-type="float" office:value="0.00194786886889624" calcext:value-type="float">
            <text:p>0.00194786886889624</text:p>
          </table:table-cell>
          <table:table-cell table:style-name="ce2" table:formula="of:=IF(MOD([.A56]; 2) = 0;COS(5/10000^([.A56]/64)); SIN(5/10000^([.A56]/64)))" office:value-type="float" office:value="0.00243483522003423" calcext:value-type="float">
            <text:p>0.00243483522003423</text:p>
          </table:table-cell>
          <table:table-cell table:style-name="ce2" table:formula="of:=IF(MOD([.A56]; 2) = 0;COS(6/10000^([.A56]/64)); SIN(6/10000^([.A56]/64)))" office:value-type="float" office:value="0.00292180099378181" calcext:value-type="float">
            <text:p>0.00292180099378181</text:p>
          </table:table-cell>
          <table:table-cell table:style-name="ce2" table:formula="of:=IF(MOD([.A56]; 2) = 0;COS(7/10000^([.A56]/64)); SIN(7/10000^([.A56]/64)))" office:value-type="float" office:value="0.0034087660746612" calcext:value-type="float">
            <text:p>0.0034087660746612</text:p>
          </table:table-cell>
          <table:table-cell table:style-name="ce2" table:formula="of:=IF(MOD([.A56]; 2) = 0;COS(8/10000^([.A56]/64)); SIN(8/10000^([.A56]/64)))" office:value-type="float" office:value="0.00389573034719478" calcext:value-type="float">
            <text:p>0.003895730347194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IF(MOD([.A57]; 2) = 0;COS(1/10000^([.A57]/64)); SIN(1/10000^([.A57]/64)))" office:value-type="float" office:value="0.999999911086031" calcext:value-type="float">
            <text:p>0.999999911086031</text:p>
          </table:table-cell>
          <table:table-cell table:style-name="ce2" table:formula="of:=IF(MOD([.A57]; 2) = 0;COS(2/10000^([.A57]/64)); SIN(2/10000^([.A57]/64)))" office:value-type="float" office:value="0.999999644344139" calcext:value-type="float">
            <text:p>0.999999644344139</text:p>
          </table:table-cell>
          <table:table-cell table:style-name="ce2" table:formula="of:=IF(MOD([.A57]; 2) = 0;COS(3/10000^([.A57]/64)); SIN(3/10000^([.A57]/64)))" office:value-type="float" office:value="0.999999199774372" calcext:value-type="float">
            <text:p>0.999999199774372</text:p>
          </table:table-cell>
          <table:table-cell table:style-name="ce2" table:formula="of:=IF(MOD([.A57]; 2) = 0;COS(4/10000^([.A57]/64)); SIN(4/10000^([.A57]/64)))" office:value-type="float" office:value="0.999998577376809" calcext:value-type="float">
            <text:p>0.999998577376809</text:p>
          </table:table-cell>
          <table:table-cell table:style-name="ce2" table:formula="of:=IF(MOD([.A57]; 2) = 0;COS(5/10000^([.A57]/64)); SIN(5/10000^([.A57]/64)))" office:value-type="float" office:value="0.999997777151561" calcext:value-type="float">
            <text:p>0.999997777151561</text:p>
          </table:table-cell>
          <table:table-cell table:style-name="ce2" table:formula="of:=IF(MOD([.A57]; 2) = 0;COS(6/10000^([.A57]/64)); SIN(6/10000^([.A57]/64)))" office:value-type="float" office:value="0.99999679909877" calcext:value-type="float">
            <text:p>0.99999679909877</text:p>
          </table:table-cell>
          <table:table-cell table:style-name="ce2" table:formula="of:=IF(MOD([.A57]; 2) = 0;COS(7/10000^([.A57]/64)); SIN(7/10000^([.A57]/64)))" office:value-type="float" office:value="0.999995643218609" calcext:value-type="float">
            <text:p>0.999995643218609</text:p>
          </table:table-cell>
          <table:table-cell table:style-name="ce2" table:formula="of:=IF(MOD([.A57]; 2) = 0;COS(8/10000^([.A57]/64)); SIN(8/10000^([.A57]/64)))" office:value-type="float" office:value="0.999994309511285" calcext:value-type="float">
            <text:p>0.9999943095112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IF(MOD([.A58]; 2) = 0;COS(1/10000^([.A58]/64)); SIN(1/10000^([.A58]/64)))" office:value-type="float" office:value="0.000365174119138712" calcext:value-type="float">
            <text:p>0.000365174119138712</text:p>
          </table:table-cell>
          <table:table-cell table:style-name="ce2" table:formula="of:=IF(MOD([.A58]; 2) = 0;COS(2/10000^([.A58]/64)); SIN(2/10000^([.A58]/64)))" office:value-type="float" office:value="0.000730348189580674" calcext:value-type="float">
            <text:p>0.000730348189580674</text:p>
          </table:table-cell>
          <table:table-cell table:style-name="ce2" table:formula="of:=IF(MOD([.A58]; 2) = 0;COS(3/10000^([.A58]/64)); SIN(3/10000^([.A58]/64)))" office:value-type="float" office:value="0.00109552216262914" calcext:value-type="float">
            <text:p>0.00109552216262914</text:p>
          </table:table-cell>
          <table:table-cell table:style-name="ce2" table:formula="of:=IF(MOD([.A58]; 2) = 0;COS(4/10000^([.A58]/64)); SIN(4/10000^([.A58]/64)))" office:value-type="float" office:value="0.00146069598958738" calcext:value-type="float">
            <text:p>0.00146069598958738</text:p>
          </table:table-cell>
          <table:table-cell table:style-name="ce2" table:formula="of:=IF(MOD([.A58]; 2) = 0;COS(5/10000^([.A58]/64)); SIN(5/10000^([.A58]/64)))" office:value-type="float" office:value="0.00182586962175868" calcext:value-type="float">
            <text:p>0.00182586962175868</text:p>
          </table:table-cell>
          <table:table-cell table:style-name="ce2" table:formula="of:=IF(MOD([.A58]; 2) = 0;COS(6/10000^([.A58]/64)); SIN(6/10000^([.A58]/64)))" office:value-type="float" office:value="0.00219104301044636" calcext:value-type="float">
            <text:p>0.00219104301044636</text:p>
          </table:table-cell>
          <table:table-cell table:style-name="ce2" table:formula="of:=IF(MOD([.A58]; 2) = 0;COS(7/10000^([.A58]/64)); SIN(7/10000^([.A58]/64)))" office:value-type="float" office:value="0.00255621610695375" calcext:value-type="float">
            <text:p>0.00255621610695375</text:p>
          </table:table-cell>
          <table:table-cell table:style-name="ce2" table:formula="of:=IF(MOD([.A58]; 2) = 0;COS(8/10000^([.A58]/64)); SIN(8/10000^([.A58]/64)))" office:value-type="float" office:value="0.00292138886258426" calcext:value-type="float">
            <text:p>0.002921388862584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IF(MOD([.A59]; 2) = 0;COS(1/10000^([.A59]/64)); SIN(1/10000^([.A59]/64)))" office:value-type="float" office:value="0.99999995" calcext:value-type="float">
            <text:p>0.99999995</text:p>
          </table:table-cell>
          <table:table-cell table:style-name="ce2" table:formula="of:=IF(MOD([.A59]; 2) = 0;COS(2/10000^([.A59]/64)); SIN(2/10000^([.A59]/64)))" office:value-type="float" office:value="0.999999800000007" calcext:value-type="float">
            <text:p>0.999999800000007</text:p>
          </table:table-cell>
          <table:table-cell table:style-name="ce2" table:formula="of:=IF(MOD([.A59]; 2) = 0;COS(3/10000^([.A59]/64)); SIN(3/10000^([.A59]/64)))" office:value-type="float" office:value="0.999999550000034" calcext:value-type="float">
            <text:p>0.999999550000034</text:p>
          </table:table-cell>
          <table:table-cell table:style-name="ce2" table:formula="of:=IF(MOD([.A59]; 2) = 0;COS(4/10000^([.A59]/64)); SIN(4/10000^([.A59]/64)))" office:value-type="float" office:value="0.999999200000107" calcext:value-type="float">
            <text:p>0.999999200000107</text:p>
          </table:table-cell>
          <table:table-cell table:style-name="ce2" table:formula="of:=IF(MOD([.A59]; 2) = 0;COS(5/10000^([.A59]/64)); SIN(5/10000^([.A59]/64)))" office:value-type="float" office:value="0.99999875000026" calcext:value-type="float">
            <text:p>0.99999875000026</text:p>
          </table:table-cell>
          <table:table-cell table:style-name="ce2" table:formula="of:=IF(MOD([.A59]; 2) = 0;COS(6/10000^([.A59]/64)); SIN(6/10000^([.A59]/64)))" office:value-type="float" office:value="0.99999820000054" calcext:value-type="float">
            <text:p>0.99999820000054</text:p>
          </table:table-cell>
          <table:table-cell table:style-name="ce2" table:formula="of:=IF(MOD([.A59]; 2) = 0;COS(7/10000^([.A59]/64)); SIN(7/10000^([.A59]/64)))" office:value-type="float" office:value="0.999997550001" calcext:value-type="float">
            <text:p>0.999997550001</text:p>
          </table:table-cell>
          <table:table-cell table:style-name="ce2" table:formula="of:=IF(MOD([.A59]; 2) = 0;COS(8/10000^([.A59]/64)); SIN(8/10000^([.A59]/64)))" office:value-type="float" office:value="0.999996800001707" calcext:value-type="float">
            <text:p>0.9999968000017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IF(MOD([.A60]; 2) = 0;COS(1/10000^([.A60]/64)); SIN(1/10000^([.A60]/64)))" office:value-type="float" office:value="0.000273841960003894" calcext:value-type="float">
            <text:p>0.000273841960003894</text:p>
          </table:table-cell>
          <table:table-cell table:style-name="ce2" table:formula="of:=IF(MOD([.A60]; 2) = 0;COS(2/10000^([.A60]/64)); SIN(2/10000^([.A60]/64)))" office:value-type="float" office:value="0.000547683899472539" calcext:value-type="float">
            <text:p>0.000547683899472539</text:p>
          </table:table-cell>
          <table:table-cell table:style-name="ce2" table:formula="of:=IF(MOD([.A60]; 2) = 0;COS(3/10000^([.A60]/64)); SIN(3/10000^([.A60]/64)))" office:value-type="float" office:value="0.000821525797870685" calcext:value-type="float">
            <text:p>0.000821525797870685</text:p>
          </table:table-cell>
          <table:table-cell table:style-name="ce2" table:formula="of:=IF(MOD([.A60]; 2) = 0;COS(4/10000^([.A60]/64)); SIN(4/10000^([.A60]/64)))" office:value-type="float" office:value="0.00109536763466309" calcext:value-type="float">
            <text:p>0.00109536763466309</text:p>
          </table:table-cell>
          <table:table-cell table:style-name="ce2" table:formula="of:=IF(MOD([.A60]; 2) = 0;COS(5/10000^([.A60]/64)); SIN(5/10000^([.A60]/64)))" office:value-type="float" office:value="0.00136920938931451" calcext:value-type="float">
            <text:p>0.00136920938931451</text:p>
          </table:table-cell>
          <table:table-cell table:style-name="ce2" table:formula="of:=IF(MOD([.A60]; 2) = 0;COS(6/10000^([.A60]/64)); SIN(6/10000^([.A60]/64)))" office:value-type="float" office:value="0.00164305104128971" calcext:value-type="float">
            <text:p>0.00164305104128971</text:p>
          </table:table-cell>
          <table:table-cell table:style-name="ce2" table:formula="of:=IF(MOD([.A60]; 2) = 0;COS(7/10000^([.A60]/64)); SIN(7/10000^([.A60]/64)))" office:value-type="float" office:value="0.00191689257005346" calcext:value-type="float">
            <text:p>0.00191689257005346</text:p>
          </table:table-cell>
          <table:table-cell table:style-name="ce2" table:formula="of:=IF(MOD([.A60]; 2) = 0;COS(8/10000^([.A60]/64)); SIN(8/10000^([.A60]/64)))" office:value-type="float" office:value="0.00219073395507055" calcext:value-type="float">
            <text:p>0.002190733955070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IF(MOD([.A61]; 2) = 0;COS(1/10000^([.A61]/64)); SIN(1/10000^([.A61]/64)))" office:value-type="float" office:value="0.999999971882934" calcext:value-type="float">
            <text:p>0.999999971882934</text:p>
          </table:table-cell>
          <table:table-cell table:style-name="ce2" table:formula="of:=IF(MOD([.A61]; 2) = 0;COS(2/10000^([.A61]/64)); SIN(2/10000^([.A61]/64)))" office:value-type="float" office:value="0.999999887531737" calcext:value-type="float">
            <text:p>0.999999887531737</text:p>
          </table:table-cell>
          <table:table-cell table:style-name="ce2" table:formula="of:=IF(MOD([.A61]; 2) = 0;COS(3/10000^([.A61]/64)); SIN(3/10000^([.A61]/64)))" office:value-type="float" office:value="0.999999746946414" calcext:value-type="float">
            <text:p>0.999999746946414</text:p>
          </table:table-cell>
          <table:table-cell table:style-name="ce2" table:formula="of:=IF(MOD([.A61]; 2) = 0;COS(4/10000^([.A61]/64)); SIN(4/10000^([.A61]/64)))" office:value-type="float" office:value="0.999999550126974" calcext:value-type="float">
            <text:p>0.999999550126974</text:p>
          </table:table-cell>
          <table:table-cell table:style-name="ce2" table:formula="of:=IF(MOD([.A61]; 2) = 0;COS(5/10000^([.A61]/64)); SIN(5/10000^([.A61]/64)))" office:value-type="float" office:value="0.999999297073426" calcext:value-type="float">
            <text:p>0.999999297073426</text:p>
          </table:table-cell>
          <table:table-cell table:style-name="ce2" table:formula="of:=IF(MOD([.A61]; 2) = 0;COS(6/10000^([.A61]/64)); SIN(6/10000^([.A61]/64)))" office:value-type="float" office:value="0.999998987785785" calcext:value-type="float">
            <text:p>0.999998987785785</text:p>
          </table:table-cell>
          <table:table-cell table:style-name="ce2" table:formula="of:=IF(MOD([.A61]; 2) = 0;COS(7/10000^([.A61]/64)); SIN(7/10000^([.A61]/64)))" office:value-type="float" office:value="0.99999862226407" calcext:value-type="float">
            <text:p>0.99999862226407</text:p>
          </table:table-cell>
          <table:table-cell table:style-name="ce2" table:formula="of:=IF(MOD([.A61]; 2) = 0;COS(8/10000^([.A61]/64)); SIN(8/10000^([.A61]/64)))" office:value-type="float" office:value="0.999998200508299" calcext:value-type="float">
            <text:p>0.9999982005082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IF(MOD([.A62]; 2) = 0;COS(1/10000^([.A62]/64)); SIN(1/10000^([.A62]/64)))" office:value-type="float" office:value="0.000205352501202441" calcext:value-type="float">
            <text:p>0.000205352501202441</text:p>
          </table:table-cell>
          <table:table-cell table:style-name="ce2" table:formula="of:=IF(MOD([.A62]; 2) = 0;COS(2/10000^([.A62]/64)); SIN(2/10000^([.A62]/64)))" office:value-type="float" office:value="0.000410704993745238" calcext:value-type="float">
            <text:p>0.000410704993745238</text:p>
          </table:table-cell>
          <table:table-cell table:style-name="ce2" table:formula="of:=IF(MOD([.A62]; 2) = 0;COS(3/10000^([.A62]/64)); SIN(3/10000^([.A62]/64)))" office:value-type="float" office:value="0.00061605746896875" calcext:value-type="float">
            <text:p>0.00061605746896875</text:p>
          </table:table-cell>
          <table:table-cell table:style-name="ce2" table:formula="of:=IF(MOD([.A62]; 2) = 0;COS(4/10000^([.A62]/64)); SIN(4/10000^([.A62]/64)))" office:value-type="float" office:value="0.000821409918213334" calcext:value-type="float">
            <text:p>0.000821409918213334</text:p>
          </table:table-cell>
          <table:table-cell table:style-name="ce2" table:formula="of:=IF(MOD([.A62]; 2) = 0;COS(5/10000^([.A62]/64)); SIN(5/10000^([.A62]/64)))" office:value-type="float" office:value="0.00102676233281935" calcext:value-type="float">
            <text:p>0.00102676233281935</text:p>
          </table:table-cell>
          <table:table-cell table:style-name="ce2" table:formula="of:=IF(MOD([.A62]; 2) = 0;COS(6/10000^([.A62]/64)); SIN(6/10000^([.A62]/64)))" office:value-type="float" office:value="0.00123211470412716" calcext:value-type="float">
            <text:p>0.00123211470412716</text:p>
          </table:table-cell>
          <table:table-cell table:style-name="ce2" table:formula="of:=IF(MOD([.A62]; 2) = 0;COS(7/10000^([.A62]/64)); SIN(7/10000^([.A62]/64)))" office:value-type="float" office:value="0.00143746702347712" calcext:value-type="float">
            <text:p>0.00143746702347712</text:p>
          </table:table-cell>
          <table:table-cell table:style-name="ce2" table:formula="of:=IF(MOD([.A62]; 2) = 0;COS(8/10000^([.A62]/64)); SIN(8/10000^([.A62]/64)))" office:value-type="float" office:value="0.00164281928220959" calcext:value-type="float">
            <text:p>0.001642819282209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IF(MOD([.A63]; 2) = 0;COS(1/10000^([.A63]/64)); SIN(1/10000^([.A63]/64)))" office:value-type="float" office:value="0.999999984188612" calcext:value-type="float">
            <text:p>0.999999984188612</text:p>
          </table:table-cell>
          <table:table-cell table:style-name="ce2" table:formula="of:=IF(MOD([.A63]; 2) = 0;COS(2/10000^([.A63]/64)); SIN(2/10000^([.A63]/64)))" office:value-type="float" office:value="0.999999936754447" calcext:value-type="float">
            <text:p>0.999999936754447</text:p>
          </table:table-cell>
          <table:table-cell table:style-name="ce2" table:formula="of:=IF(MOD([.A63]; 2) = 0;COS(3/10000^([.A63]/64)); SIN(3/10000^([.A63]/64)))" office:value-type="float" office:value="0.999999857697509" calcext:value-type="float">
            <text:p>0.999999857697509</text:p>
          </table:table-cell>
          <table:table-cell table:style-name="ce2" table:formula="of:=IF(MOD([.A63]; 2) = 0;COS(4/10000^([.A63]/64)); SIN(4/10000^([.A63]/64)))" office:value-type="float" office:value="0.999999747017798" calcext:value-type="float">
            <text:p>0.999999747017798</text:p>
          </table:table-cell>
          <table:table-cell table:style-name="ce2" table:formula="of:=IF(MOD([.A63]; 2) = 0;COS(5/10000^([.A63]/64)); SIN(5/10000^([.A63]/64)))" office:value-type="float" office:value="0.999999604715319" calcext:value-type="float">
            <text:p>0.999999604715319</text:p>
          </table:table-cell>
          <table:table-cell table:style-name="ce2" table:formula="of:=IF(MOD([.A63]; 2) = 0;COS(6/10000^([.A63]/64)); SIN(6/10000^([.A63]/64)))" office:value-type="float" office:value="0.999999430790075" calcext:value-type="float">
            <text:p>0.999999430790075</text:p>
          </table:table-cell>
          <table:table-cell table:style-name="ce2" table:formula="of:=IF(MOD([.A63]; 2) = 0;COS(7/10000^([.A63]/64)); SIN(7/10000^([.A63]/64)))" office:value-type="float" office:value="0.999999225242073" calcext:value-type="float">
            <text:p>0.999999225242073</text:p>
          </table:table-cell>
          <table:table-cell table:style-name="ce2" table:formula="of:=IF(MOD([.A63]; 2) = 0;COS(8/10000^([.A63]/64)); SIN(8/10000^([.A63]/64)))" office:value-type="float" office:value="0.999998988071319" calcext:value-type="float">
            <text:p>0.9999989880713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IF(MOD([.A64]; 2) = 0;COS(1/10000^([.A64]/64)); SIN(1/10000^([.A64]/64)))" office:value-type="float" office:value="0.000153992651997326" calcext:value-type="float">
            <text:p>0.000153992651997326</text:p>
          </table:table-cell>
          <table:table-cell table:style-name="ce2" table:formula="of:=IF(MOD([.A64]; 2) = 0;COS(2/10000^([.A64]/64)); SIN(2/10000^([.A64]/64)))" office:value-type="float" office:value="0.00030798530034291" calcext:value-type="float">
            <text:p>0.00030798530034291</text:p>
          </table:table-cell>
          <table:table-cell table:style-name="ce2" table:formula="of:=IF(MOD([.A64]; 2) = 0;COS(3/10000^([.A64]/64)); SIN(3/10000^([.A64]/64)))" office:value-type="float" office:value="0.000461977941385012" calcext:value-type="float">
            <text:p>0.000461977941385012</text:p>
          </table:table-cell>
          <table:table-cell table:style-name="ce2" table:formula="of:=IF(MOD([.A64]; 2) = 0;COS(4/10000^([.A64]/64)); SIN(4/10000^([.A64]/64)))" office:value-type="float" office:value="0.000615970571471891" calcext:value-type="float">
            <text:p>0.000615970571471891</text:p>
          </table:table-cell>
          <table:table-cell table:style-name="ce2" table:formula="of:=IF(MOD([.A64]; 2) = 0;COS(5/10000^([.A64]/64)); SIN(5/10000^([.A64]/64)))" office:value-type="float" office:value="0.000769963186951805" calcext:value-type="float">
            <text:p>0.000769963186951805</text:p>
          </table:table-cell>
          <table:table-cell table:style-name="ce2" table:formula="of:=IF(MOD([.A64]; 2) = 0;COS(6/10000^([.A64]/64)); SIN(6/10000^([.A64]/64)))" office:value-type="float" office:value="0.000923955784173015" calcext:value-type="float">
            <text:p>0.000923955784173015</text:p>
          </table:table-cell>
          <table:table-cell table:style-name="ce2" table:formula="of:=IF(MOD([.A64]; 2) = 0;COS(7/10000^([.A64]/64)); SIN(7/10000^([.A64]/64)))" office:value-type="float" office:value="0.00107794835948378" calcext:value-type="float">
            <text:p>0.00107794835948378</text:p>
          </table:table-cell>
          <table:table-cell table:style-name="ce2" table:formula="of:=IF(MOD([.A64]; 2) = 0;COS(8/10000^([.A64]/64)); SIN(8/10000^([.A64]/64)))" office:value-type="float" office:value="0.00123194090923236" calcext:value-type="float">
            <text:p>0.001231940909232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IF(MOD([.A65]; 2) = 0;COS(1/10000^([.A65]/64)); SIN(1/10000^([.A65]/64)))" office:value-type="float" office:value="0.999999991108603" calcext:value-type="float">
            <text:p>0.999999991108603</text:p>
          </table:table-cell>
          <table:table-cell table:style-name="ce2" table:formula="of:=IF(MOD([.A65]; 2) = 0;COS(2/10000^([.A65]/64)); SIN(2/10000^([.A65]/64)))" office:value-type="float" office:value="0.999999964434412" calcext:value-type="float">
            <text:p>0.999999964434412</text:p>
          </table:table-cell>
          <table:table-cell table:style-name="ce2" table:formula="of:=IF(MOD([.A65]; 2) = 0;COS(3/10000^([.A65]/64)); SIN(3/10000^([.A65]/64)))" office:value-type="float" office:value="0.999999919977428" calcext:value-type="float">
            <text:p>0.999999919977428</text:p>
          </table:table-cell>
          <table:table-cell table:style-name="ce2" table:formula="of:=IF(MOD([.A65]; 2) = 0;COS(4/10000^([.A65]/64)); SIN(4/10000^([.A65]/64)))" office:value-type="float" office:value="0.999999857737651" calcext:value-type="float">
            <text:p>0.999999857737651</text:p>
          </table:table-cell>
          <table:table-cell table:style-name="ce2" table:formula="of:=IF(MOD([.A65]; 2) = 0;COS(5/10000^([.A65]/64)); SIN(5/10000^([.A65]/64)))" office:value-type="float" office:value="0.999999777715082" calcext:value-type="float">
            <text:p>0.999999777715082</text:p>
          </table:table-cell>
          <table:table-cell table:style-name="ce2" table:formula="of:=IF(MOD([.A65]; 2) = 0;COS(6/10000^([.A65]/64)); SIN(6/10000^([.A65]/64)))" office:value-type="float" office:value="0.999999679909723" calcext:value-type="float">
            <text:p>0.999999679909723</text:p>
          </table:table-cell>
          <table:table-cell table:style-name="ce2" table:formula="of:=IF(MOD([.A65]; 2) = 0;COS(7/10000^([.A65]/64)); SIN(7/10000^([.A65]/64)))" office:value-type="float" office:value="0.999999564321576" calcext:value-type="float">
            <text:p>0.999999564321576</text:p>
          </table:table-cell>
          <table:table-cell table:style-name="ce2" table:formula="of:=IF(MOD([.A65]; 2) = 0;COS(8/10000^([.A65]/64)); SIN(8/10000^([.A65]/64)))" office:value-type="float" office:value="0.999999430950643" calcext:value-type="float">
            <text:p>0.9999994309506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IF(MOD([.A66]; 2) = 0;COS(1/10000^([.A66]/64)); SIN(1/10000^([.A66]/64)))" office:value-type="float" office:value="0.000115478198212291" calcext:value-type="float">
            <text:p>0.000115478198212291</text:p>
          </table:table-cell>
          <table:table-cell table:style-name="ce2" table:formula="of:=IF(MOD([.A66]; 2) = 0;COS(2/10000^([.A66]/64)); SIN(2/10000^([.A66]/64)))" office:value-type="float" office:value="0.000230956394884656" calcext:value-type="float">
            <text:p>0.000230956394884656</text:p>
          </table:table-cell>
          <table:table-cell table:style-name="ce2" table:formula="of:=IF(MOD([.A66]; 2) = 0;COS(3/10000^([.A66]/64)); SIN(3/10000^([.A66]/64)))" office:value-type="float" office:value="0.000346434588477168" calcext:value-type="float">
            <text:p>0.000346434588477168</text:p>
          </table:table-cell>
          <table:table-cell table:style-name="ce2" table:formula="of:=IF(MOD([.A66]; 2) = 0;COS(4/10000^([.A66]/64)); SIN(4/10000^([.A66]/64)))" office:value-type="float" office:value="0.000461912777449901" calcext:value-type="float">
            <text:p>0.000461912777449901</text:p>
          </table:table-cell>
          <table:table-cell table:style-name="ce2" table:formula="of:=IF(MOD([.A66]; 2) = 0;COS(5/10000^([.A66]/64)); SIN(5/10000^([.A66]/64)))" office:value-type="float" office:value="0.000577390960262927" calcext:value-type="float">
            <text:p>0.000577390960262927</text:p>
          </table:table-cell>
          <table:table-cell table:style-name="ce2" table:formula="of:=IF(MOD([.A66]; 2) = 0;COS(6/10000^([.A66]/64)); SIN(6/10000^([.A66]/64)))" office:value-type="float" office:value="0.000692869135376321" calcext:value-type="float">
            <text:p>0.000692869135376321</text:p>
          </table:table-cell>
          <table:table-cell table:style-name="ce2" table:formula="of:=IF(MOD([.A66]; 2) = 0;COS(7/10000^([.A66]/64)); SIN(7/10000^([.A66]/64)))" office:value-type="float" office:value="0.000808347301250157" calcext:value-type="float">
            <text:p>0.000808347301250157</text:p>
          </table:table-cell>
          <table:table-cell table:style-name="ce2" table:formula="of:=IF(MOD([.A66]; 2) = 0;COS(8/10000^([.A66]/64)); SIN(8/10000^([.A66]/64)))" office:value-type="float" office:value="0.000923825456344509" calcext:value-type="float">
            <text:p>0.0009238254563445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IF(MOD([.A67]; 2) = 0;COS(1/10000^([.A67]/64)); SIN(1/10000^([.A67]/64)))" office:value-type="float" office:value="0.999999995" calcext:value-type="float">
            <text:p>0.999999995</text:p>
          </table:table-cell>
          <table:table-cell table:style-name="ce2" table:formula="of:=IF(MOD([.A67]; 2) = 0;COS(2/10000^([.A67]/64)); SIN(2/10000^([.A67]/64)))" office:value-type="float" office:value="0.99999998" calcext:value-type="float">
            <text:p>0.99999998</text:p>
          </table:table-cell>
          <table:table-cell table:style-name="ce2" table:formula="of:=IF(MOD([.A67]; 2) = 0;COS(3/10000^([.A67]/64)); SIN(3/10000^([.A67]/64)))" office:value-type="float" office:value="0.999999955" calcext:value-type="float">
            <text:p>0.999999955</text:p>
          </table:table-cell>
          <table:table-cell table:style-name="ce2" table:formula="of:=IF(MOD([.A67]; 2) = 0;COS(4/10000^([.A67]/64)); SIN(4/10000^([.A67]/64)))" office:value-type="float" office:value="0.999999920000001" calcext:value-type="float">
            <text:p>0.999999920000001</text:p>
          </table:table-cell>
          <table:table-cell table:style-name="ce2" table:formula="of:=IF(MOD([.A67]; 2) = 0;COS(5/10000^([.A67]/64)); SIN(5/10000^([.A67]/64)))" office:value-type="float" office:value="0.999999875000003" calcext:value-type="float">
            <text:p>0.999999875000003</text:p>
          </table:table-cell>
          <table:table-cell table:style-name="ce2" table:formula="of:=IF(MOD([.A67]; 2) = 0;COS(6/10000^([.A67]/64)); SIN(6/10000^([.A67]/64)))" office:value-type="float" office:value="0.999999820000005" calcext:value-type="float">
            <text:p>0.999999820000005</text:p>
          </table:table-cell>
          <table:table-cell table:style-name="ce2" table:formula="of:=IF(MOD([.A67]; 2) = 0;COS(7/10000^([.A67]/64)); SIN(7/10000^([.A67]/64)))" office:value-type="float" office:value="0.99999975500001" calcext:value-type="float">
            <text:p>0.99999975500001</text:p>
          </table:table-cell>
          <table:table-cell table:style-name="ce2" table:formula="of:=IF(MOD([.A67]; 2) = 0;COS(8/10000^([.A67]/64)); SIN(8/10000^([.A67]/64)))" office:value-type="float" office:value="0.999999680000017" calcext:value-type="float">
            <text:p>0.999999680000017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B4:Sheet1.I67">
            <calcext:condition calcext:apply-style-name="1" calcext:value="between(0,0.1)" calcext:base-cell-address="Sheet1.B4"/>
            <calcext:condition calcext:apply-style-name="Untitled3" calcext:value="between(0.1,0.2)" calcext:base-cell-address="Sheet1.B4"/>
            <calcext:condition calcext:apply-style-name="Untitled4" calcext:value="between(0.2,0.3)" calcext:base-cell-address="Sheet1.B4"/>
            <calcext:condition calcext:apply-style-name="Untitled5" calcext:value="between(0.3,0.4)" calcext:base-cell-address="Sheet1.B4"/>
            <calcext:condition calcext:apply-style-name="Untitled6" calcext:value="between(0.4,0.5)" calcext:base-cell-address="Sheet1.B4"/>
            <calcext:condition calcext:apply-style-name="Untitled7" calcext:value="between(0.5,0.6)" calcext:base-cell-address="Sheet1.B4"/>
            <calcext:condition calcext:apply-style-name="Untitled8" calcext:value="between(0.6,0.7)" calcext:base-cell-address="Sheet1.B4"/>
            <calcext:condition calcext:apply-style-name="Untitled9" calcext:value="between(0.7,0.8)" calcext:base-cell-address="Sheet1.B4"/>
            <calcext:condition calcext:apply-style-name="Untitled10" calcext:value="between(0.8,0.9)" calcext:base-cell-address="Sheet1.B4"/>
            <calcext:condition calcext:apply-style-name="Untitled12" calcext:value="between(0.9,1)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e8f2a1"/>
    </style:style>
    <style:style style:name="Untitled2" style:family="table-cell" style:parent-style-name="Default">
      <style:table-cell-properties fo:background-color="#f6f9d4"/>
    </style:style>
    <style:style style:name="_31_" style:display-name="1" style:family="table-cell" style:parent-style-name="Default">
      <style:table-cell-properties fo:background-color="#f6f9d4"/>
    </style:style>
    <style:style style:name="Untitled3" style:family="table-cell" style:parent-style-name="Default">
      <style:table-cell-properties fo:background-color="#e8f2a1"/>
    </style:style>
    <style:style style:name="Untitled4" style:family="table-cell" style:parent-style-name="Default">
      <style:table-cell-properties fo:background-color="#d4ea6b"/>
    </style:style>
    <style:style style:name="Untitled5" style:family="table-cell" style:parent-style-name="Default">
      <style:table-cell-properties fo:background-color="#bbe33d"/>
    </style:style>
    <style:style style:name="Untitled6" style:family="table-cell" style:parent-style-name="Default">
      <style:table-cell-properties fo:background-color="#5eb91e"/>
    </style:style>
    <style:style style:name="Untitled7" style:family="table-cell" style:parent-style-name="Default">
      <style:table-cell-properties fo:background-color="#3faf46"/>
    </style:style>
    <style:style style:name="Untitled8" style:family="table-cell" style:parent-style-name="Default">
      <style:table-cell-properties fo:background-color="#069a2e"/>
    </style:style>
    <style:style style:name="Untitled9" style:family="table-cell" style:parent-style-name="Default">
      <style:table-cell-properties fo:background-color="#127622"/>
    </style:style>
    <style:style style:name="Untitled10" style:family="table-cell" style:parent-style-name="Default">
      <style:table-cell-properties fo:background-color="#224b12"/>
    </style:style>
    <style:style style:name="Untitled11" style:family="table-cell" style:parent-style-name="Default">
      <style:table-cell-properties fo:background-color="#28471f"/>
    </style:style>
    <style:style style:name="Untitled12" style:family="table-cell" style:parent-style-name="Default">
      <style:table-cell-properties fo:background-color="#1c1c1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20:03:13.379745105</meta:creation-date>
    <dc:date>2024-04-21T00:24:34.234826097</dc:date>
    <meta:editing-duration>PT1H49M59S</meta:editing-duration>
    <meta:editing-cycles>4</meta:editing-cycles>
    <meta:generator>LibreOffice/7.3.7.2$Linux_X86_64 LibreOffice_project/30$Build-2</meta:generator>
    <meta:document-statistic meta:table-count="1" meta:cell-count="592" meta:object-count="0"/>
  </office:meta>
</office:document-meta>
</file>